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5" svg:font-family="'Liberation Sans'" style:font-family-generic="swiss"/>
    <style:font-face style:name="Liberation Sans4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346cm"/>
    </style:style>
    <style:style style:name="Tableau1.B" style:family="table-column">
      <style:table-column-properties style:column-width="12.663cm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2.481cm" fo:margin-left="0cm" fo:margin-right="-0.012cm" table:align="margins"/>
    </style:style>
    <style:style style:name="Tableau5.A" style:family="table-column">
      <style:table-column-properties style:column-width="2.346cm" style:rel-column-width="12319*"/>
    </style:style>
    <style:style style:name="Tableau5.B" style:family="table-column">
      <style:table-column-properties style:column-width="5.967cm" style:rel-column-width="31330*"/>
    </style:style>
    <style:style style:name="Tableau5.C" style:family="table-column">
      <style:table-column-properties style:column-width="4.168cm" style:rel-column-width="218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3.23cm" style:rel-column-width="12450*"/>
    </style:style>
    <style:style style:name="Tableau4.B" style:family="table-column">
      <style:table-column-properties style:column-width="3.119cm" style:rel-column-width="12021*"/>
    </style:style>
    <style:style style:name="Tableau4.C" style:family="table-column">
      <style:table-column-properties style:column-width="2.323cm" style:rel-column-width="8955*"/>
    </style:style>
    <style:style style:name="Tableau4.D" style:family="table-column">
      <style:table-column-properties style:column-width="2.658cm" style:rel-column-width="10247*"/>
    </style:style>
    <style:style style:name="Tableau4.E" style:family="table-column">
      <style:table-column-properties style:column-width="2.833cm" style:rel-column-width="10920*"/>
    </style:style>
    <style:style style:name="Tableau4.F" style:family="table-column">
      <style:table-column-properties style:column-width="2.838cm" style:rel-column-width="10942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P4" style:family="paragraph" style:parent-style-name="Table_20_Contents">
      <style:text-properties fo:font-weight="bold" fo:background-color="#fffff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officeooo:rsid="004ae98b" officeooo:paragraph-rsid="004ae98b"/>
    </style:style>
    <style:style style:name="P9" style:family="paragraph" style:parent-style-name="Table_20_Contents">
      <style:text-properties officeooo:rsid="004ae98b" officeooo:paragraph-rsid="004ae98b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officeooo:rsid="0073e046" officeooo:paragraph-rsid="0073e046" fo:background-color="transparent"/>
    </style:style>
    <style:style style:name="P1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color="#800000" style:font-name="Times New Roman" fo:font-size="11pt" style:font-size-asian="11pt" style:font-size-complex="11pt"/>
    </style:style>
    <style:style style:name="P13" style:family="paragraph" style:parent-style-name="Table_20_Contents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officeooo:rsid="003c20cc"/>
    </style:style>
    <style:style style:name="P16" style:family="paragraph" style:parent-style-name="Table_20_Contents">
      <style:text-properties fo:background-color="#ffffff"/>
    </style:style>
    <style:style style:name="P17" style:family="paragraph" style:parent-style-name="Table_20_Contents">
      <style:paragraph-properties fo:text-align="center" style:justify-single-word="false"/>
      <style:text-properties officeooo:rsid="004a53cf" officeooo:paragraph-rsid="004a53cf" fo:background-color="#ffffff"/>
    </style:style>
    <style:style style:name="P18" style:family="paragraph" style:parent-style-name="Table_20_Contents">
      <style:text-properties officeooo:rsid="004a53cf" officeooo:paragraph-rsid="004a53cf" fo:background-color="#ffffff"/>
    </style:style>
    <style:style style:name="P19" style:family="paragraph" style:parent-style-name="Table_20_Contents">
      <style:text-properties officeooo:rsid="002fe052" officeooo:paragraph-rsid="002fe052" fo:background-color="#ffffff"/>
    </style:style>
    <style:style style:name="P20" style:family="paragraph" style:parent-style-name="Table_20_Contents">
      <style:paragraph-properties fo:text-align="center" style:justify-single-word="false"/>
      <style:text-properties fo:background-color="#ffffff"/>
    </style:style>
    <style:style style:name="P21" style:family="paragraph" style:parent-style-name="Table_20_Contents">
      <style:text-properties officeooo:rsid="0065c501" officeooo:paragraph-rsid="0065c501" fo:background-color="#ffffff"/>
    </style:style>
    <style:style style:name="P22" style:family="paragraph" style:parent-style-name="Table_20_Contents">
      <style:text-properties officeooo:rsid="00759c0d" officeooo:paragraph-rsid="00759c0d" fo:background-color="#ffffff"/>
    </style:style>
    <style:style style:name="P23" style:family="paragraph" style:parent-style-name="Table_20_Contents">
      <style:text-properties officeooo:rsid="00783e4f" officeooo:paragraph-rsid="00783e4f" fo:background-color="#ffffff"/>
    </style:style>
    <style:style style:name="P24" style:family="paragraph" style:parent-style-name="Table_20_Contents">
      <style:paragraph-properties fo:text-align="center" style:justify-single-word="false"/>
      <style:text-properties officeooo:rsid="008058cb" officeooo:paragraph-rsid="008058cb" fo:background-color="#ffffff"/>
    </style:style>
    <style:style style:name="P25" style:family="paragraph" style:parent-style-name="Table_20_Contents">
      <style:text-properties officeooo:rsid="00843e80" officeooo:paragraph-rsid="00843e80" fo:background-color="#ffffff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ans1" fo:font-size="11pt" officeooo:paragraph-rsid="004d83dd" style:font-name-asian="Arial3" style:font-size-asian="11pt" style:font-name-complex="Arial3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Liberation Sans1" fo:font-size="11pt" officeooo:rsid="004d83dd" officeooo:paragraph-rsid="004d83dd" fo:background-color="transparent" style:font-name-asian="Arial3" style:font-size-asian="11pt" style:font-name-complex="Arial3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Liberation Sans1" fo:font-size="11pt" officeooo:rsid="007b9d25" officeooo:paragraph-rsid="007b9d25" fo:background-color="transparent" style:font-name-asian="Arial3" style:font-size-asian="11pt" style:font-name-complex="Arial3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Liberation Sans1" fo:font-size="11pt" officeooo:paragraph-rsid="004d83dd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Liberation Sans1" fo:font-size="11pt" officeooo:rsid="007b9d25" officeooo:paragraph-rsid="007b9d25" fo:background-color="#ff6600" style:font-name-asian="Arial3" style:font-size-asian="11pt" style:font-name-complex="Arial3" style:font-size-complex="11pt"/>
    </style:style>
    <style:style style:name="P32" style:family="paragraph" style:parent-style-name="Standard">
      <style:text-properties fo:color="#000000"/>
    </style:style>
    <style:style style:name="P33" style:family="paragraph" style:parent-style-name="Standard">
      <style:text-properties fo:color="#000000" fo:font-style="italic" style:font-style-asian="italic" style:font-style-complex="italic"/>
    </style:style>
    <style:style style:name="P34" style:family="paragraph" style:parent-style-name="Standard">
      <style:text-properties fo:color="#000000" officeooo:paragraph-rsid="0029b9ac"/>
    </style:style>
    <style:style style:name="P35" style:family="paragraph" style:parent-style-name="Standard">
      <loext:graphic-properties draw:fill="solid" draw:fill-color="#c0c0c0" draw:opacity="100%"/>
      <style:paragraph-properties fo:background-color="#c0c0c0"/>
      <style:text-properties fo:color="#000000" officeooo:paragraph-rsid="0029b9ac"/>
    </style:style>
    <style:style style:name="P36" style:family="paragraph" style:parent-style-name="Standard">
      <style:text-properties fo:color="#000000" fo:background-color="transparent"/>
    </style:style>
    <style:style style:name="P37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transparent"/>
    </style:style>
    <style:style style:name="P38" style:family="paragraph" style:parent-style-name="Standard">
      <loext:graphic-properties draw:fill="solid" draw:fill-color="#c0c0c0" draw:opacity="100%"/>
      <style:paragraph-properties fo:background-color="#c0c0c0"/>
      <style:text-properties fo:color="#000000"/>
    </style:style>
    <style:style style:name="P39" style:family="paragraph" style:parent-style-name="Standard">
      <loext:graphic-properties draw:fill="solid" draw:fill-color="#c0c0c0" draw:opacity="100%"/>
      <style:paragraph-properties fo:background-color="#c0c0c0"/>
      <style:text-properties fo:color="#000000" fo:background-color="#c0c0c0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27c3b3"/>
    </style:style>
    <style:style style:name="P42" style:family="paragraph" style:parent-style-name="Standard">
      <style:paragraph-properties fo:text-align="justify" style:justify-single-word="false"/>
      <style:text-properties officeooo:paragraph-rsid="004f4320"/>
    </style:style>
    <style:style style:name="P43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577590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text-underline-style="none" fo:font-weight="bold" officeooo:rsid="0012706a" officeooo:paragraph-rsid="0012706a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text-underline-style="none" fo:font-weight="bold" officeooo:rsid="0027c3b3" officeooo:paragraph-rsid="0026085b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bold" officeooo:rsid="0013a5f0" officeooo:paragraph-rsid="0013a5f0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text-underline-style="none" fo:font-weight="bold" officeooo:paragraph-rsid="006d748f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a7757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normal" officeooo:rsid="00187e61" officeooo:paragraph-rsid="001dc419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normal" officeooo:rsid="00577590" officeooo:paragraph-rsid="0071ba42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2706a"/>
    </style:style>
    <style:style style:name="P5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a7757"/>
    </style:style>
    <style:style style:name="P5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dc419"/>
    </style:style>
    <style:style style:name="P5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13a5f0"/>
    </style:style>
    <style:style style:name="P5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7a115" officeooo:paragraph-rsid="00577590"/>
    </style:style>
    <style:style style:name="P57" style:family="paragraph" style:parent-style-name="Standard">
      <style:text-properties fo:font-style="normal" style:font-style-asian="normal" style:font-style-complex="normal"/>
    </style:style>
    <style:style style:name="P58" style:family="paragraph" style:parent-style-name="Standard">
      <style:text-properties fo:font-style="normal" officeooo:rsid="0045fc74" officeooo:paragraph-rsid="0045fc74" style:font-style-asian="normal" style:font-style-complex="normal"/>
    </style:style>
    <style:style style:name="P59" style:family="paragraph" style:parent-style-name="Standard">
      <style:text-properties fo:font-style="normal" officeooo:paragraph-rsid="0060a190" style:font-style-asian="normal" style:font-style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officeooo:rsid="007fbcca" officeooo:paragraph-rsid="007fbcca" style:font-style-asian="normal" style:font-style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officeooo:rsid="00783e4f" officeooo:paragraph-rsid="00783e4f" fo:background-color="#ff6600" style:font-style-asian="normal" style:font-style-complex="normal"/>
    </style:style>
    <style:style style:name="P62" style:family="paragraph" style:parent-style-name="Standard">
      <style:paragraph-properties fo:text-align="justify" style:justify-single-word="false"/>
      <style:text-properties fo:font-style="normal" officeooo:rsid="00783e4f" officeooo:paragraph-rsid="00796def" fo:background-color="transparent" style:font-style-asian="normal" style:font-style-complex="normal"/>
    </style:style>
    <style:style style:name="P63" style:family="paragraph" style:parent-style-name="Standard">
      <style:paragraph-properties fo:text-align="justify" style:justify-single-word="false"/>
      <style:text-properties fo:font-style="normal" officeooo:rsid="00796def" officeooo:paragraph-rsid="00796def" fo:background-color="transparent" style:font-style-asian="normal" style:font-style-complex="normal"/>
    </style:style>
    <style:style style:name="P64" style:family="paragraph" style:parent-style-name="Standard">
      <style:text-properties fo:font-style="italic" style:font-style-asian="italic" style:font-style-complex="italic"/>
    </style:style>
    <style:style style:name="P6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6" style:family="paragraph" style:parent-style-name="Standard">
      <style:paragraph-properties fo:text-align="justify" style:justify-single-word="false"/>
      <style:text-properties fo:font-style="italic" officeooo:rsid="00783e4f" officeooo:paragraph-rsid="00783e4f" style:font-style-asian="italic" style:font-style-complex="italic"/>
    </style:style>
    <style:style style:name="P67" style:family="paragraph" style:parent-style-name="Standard">
      <style:paragraph-properties fo:text-align="justify" style:justify-single-word="false"/>
      <style:text-properties fo:font-style="italic" officeooo:rsid="00783e4f" officeooo:paragraph-rsid="00796def" style:font-style-asian="italic" style:font-style-complex="italic"/>
    </style:style>
    <style:style style:name="P68" style:family="paragraph" style:parent-style-name="Standard">
      <style:paragraph-properties fo:text-align="justify" style:justify-single-word="false"/>
      <style:text-properties fo:font-style="italic" officeooo:rsid="007fbcca" officeooo:paragraph-rsid="007fbcca" style:font-style-asian="italic" style:font-style-complex="italic"/>
    </style:style>
    <style:style style:name="P69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1pt" officeooo:paragraph-rsid="000b198b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fo:font-size="11pt" officeooo:rsid="003f8766" officeooo:paragraph-rsid="003f8766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fo:font-weight="bold" officeooo:paragraph-rsid="00100398" style:font-weight-asian="bold" style:font-weight-complex="bold"/>
    </style:style>
    <style:style style:name="P74" style:family="paragraph" style:parent-style-name="Standard">
      <style:text-properties officeooo:paragraph-rsid="003c20cc"/>
    </style:style>
    <style:style style:name="P75" style:family="paragraph" style:parent-style-name="Standard">
      <style:paragraph-properties fo:text-align="justify" style:justify-single-word="false"/>
      <style:text-properties officeooo:rsid="0027c3b3" officeooo:paragraph-rsid="0027c3b3" fo:background-color="transparent"/>
    </style:style>
    <style:style style:name="P76" style:family="paragraph" style:parent-style-name="Standard">
      <style:text-properties officeooo:paragraph-rsid="002fe052" fo:background-color="transparent"/>
    </style:style>
    <style:style style:name="P77" style:family="paragraph" style:parent-style-name="Standard">
      <style:text-properties style:use-window-font-color="true" officeooo:rsid="0046f91e" officeooo:paragraph-rsid="0046f91e"/>
    </style:style>
    <style:style style:name="P78" style:family="paragraph" style:parent-style-name="Standard">
      <style:text-properties style:use-window-font-color="true" fo:font-size="12pt" style:font-size-asian="12pt" style:font-size-complex="12pt"/>
    </style:style>
    <style:style style:name="P79" style:family="paragraph" style:parent-style-name="Standard">
      <style:text-properties style:use-window-font-color="true" style:font-name="Times New Roman" fo:font-size="12pt" style:font-name-asian="Arial3" style:font-size-asian="12pt" style:font-name-complex="Arial3" style:font-size-complex="12pt"/>
    </style:style>
    <style:style style:name="P80" style:family="paragraph" style:parent-style-name="Standard">
      <style:text-properties style:use-window-font-color="true" style:font-name="Times New Roman" fo:font-size="12pt" officeooo:rsid="00541f08" officeooo:paragraph-rsid="00781399" fo:background-color="transparent" style:font-name-asian="Arial3" style:font-size-asian="12pt" style:font-name-complex="Arial3" style:font-size-complex="12pt"/>
    </style:style>
    <style:style style:name="P81" style:family="paragraph" style:parent-style-name="Standard">
      <style:text-properties officeooo:paragraph-rsid="0060a190"/>
    </style:style>
    <style:style style:name="P82" style:family="paragraph" style:parent-style-name="Standard">
      <style:text-properties officeooo:rsid="004ae98b" officeooo:paragraph-rsid="004ae98b" fo:background-color="#ffff66"/>
    </style:style>
    <style:style style:name="P83" style:family="paragraph" style:parent-style-name="Header">
      <style:text-properties fo:font-size="6pt" style:font-size-asian="6pt" style:font-size-complex="6pt"/>
    </style:style>
    <style:style style:name="P84" style:family="paragraph" style:parent-style-name="Footer">
      <style:text-properties fo:font-size="8pt" style:font-size-asian="8pt" style:font-size-complex="8pt"/>
    </style:style>
    <style:style style:name="P85" style:family="paragraph" style:parent-style-name="Standard" style:list-style-name="L1">
      <style:paragraph-properties fo:text-align="justify" style:justify-single-word="false"/>
      <style:text-properties officeooo:rsid="00155765"/>
    </style:style>
    <style:style style:name="P86" style:family="paragraph" style:parent-style-name="Standard" style:list-style-name="L1">
      <style:paragraph-properties fo:text-align="justify" style:justify-single-word="false"/>
      <style:text-properties officeooo:rsid="0007a115" officeooo:paragraph-rsid="004d83dd"/>
    </style:style>
    <style:style style:name="P87" style:family="paragraph" style:parent-style-name="Standard" style:list-style-name="L1">
      <style:paragraph-properties fo:text-align="justify" style:justify-single-word="false"/>
      <style:text-properties officeooo:rsid="0009299b" officeooo:paragraph-rsid="0009299b"/>
    </style:style>
    <style:style style:name="P88" style:family="paragraph" style:parent-style-name="Standard" style:list-style-name="L1">
      <style:paragraph-properties fo:text-align="justify" style:justify-single-word="false"/>
      <style:text-properties officeooo:rsid="00352169" officeooo:paragraph-rsid="00352169"/>
    </style:style>
    <style:style style:name="P89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35f1ae" officeooo:paragraph-rsid="00352169" style:font-weight-asian="normal" style:font-weight-complex="normal"/>
    </style:style>
    <style:style style:name="P90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55b50c" style:font-weight-asian="normal" style:font-weight-complex="normal"/>
    </style:style>
    <style:style style:name="P91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50a781" style:font-weight-asian="normal" style:font-weight-complex="normal"/>
    </style:style>
    <style:style style:name="P92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187e61" officeooo:paragraph-rsid="00408bd7" style:font-weight-asian="normal" style:font-weight-complex="normal"/>
    </style:style>
    <style:style style:name="P93" style:family="paragraph" style:parent-style-name="Standard" style:list-style-name="L7">
      <style:paragraph-properties fo:text-align="justify" style:justify-single-word="false"/>
      <style:text-properties style:text-underline-style="none" fo:font-weight="normal" officeooo:rsid="0051c9e9" officeooo:paragraph-rsid="006fe710" style:font-weight-asian="normal" style:font-weight-complex="normal"/>
    </style:style>
    <style:style style:name="P94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5ec77" officeooo:paragraph-rsid="0056a856" style:font-weight-asian="normal" style:font-weight-complex="normal"/>
    </style:style>
    <style:style style:name="P95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77590" officeooo:paragraph-rsid="0071ba42" style:font-weight-asian="normal" style:font-weight-complex="normal"/>
    </style:style>
    <style:style style:name="P96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a3702" officeooo:paragraph-rsid="005a3702" style:font-weight-asian="normal" style:font-weight-complex="normal"/>
    </style:style>
    <style:style style:name="P97" style:family="paragraph" style:parent-style-name="Standard" style:list-style-name="L8">
      <style:paragraph-properties fo:text-align="justify" style:justify-single-word="false"/>
      <style:text-properties style:text-underline-style="none" fo:font-weight="normal" officeooo:rsid="005db9a2" officeooo:paragraph-rsid="005db9a2" style:font-weight-asian="normal" style:font-weight-complex="normal"/>
    </style:style>
    <style:style style:name="P98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5ec7b4" officeooo:paragraph-rsid="005ec7b4" style:font-weight-asian="normal" style:font-weight-complex="normal"/>
    </style:style>
    <style:style style:name="P99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27c3b3" officeooo:paragraph-rsid="0027c3b3" style:font-weight-asian="normal" style:font-weight-complex="normal"/>
    </style:style>
    <style:style style:name="P100" style:family="paragraph" style:parent-style-name="Standard" style:list-style-name="L9">
      <style:paragraph-properties fo:text-align="justify" style:justify-single-word="false"/>
      <style:text-properties style:text-underline-style="none" fo:font-weight="normal" officeooo:rsid="0044d3cd" officeooo:paragraph-rsid="0044d3cd" style:font-weight-asian="normal" style:font-weight-complex="normal"/>
    </style:style>
    <style:style style:name="P101" style:family="paragraph" style:parent-style-name="Standard" style:list-style-name="L2">
      <style:paragraph-properties fo:text-align="justify" style:justify-single-word="false"/>
      <style:text-properties fo:font-size="11pt" officeooo:rsid="003f8766" officeooo:paragraph-rsid="008119f0" fo:background-color="transparent" style:font-size-asian="11pt" style:font-size-complex="11pt"/>
    </style:style>
    <style:style style:name="P102" style:family="paragraph" style:parent-style-name="Standard" style:list-style-name="L2">
      <style:paragraph-properties fo:text-align="justify" style:justify-single-word="false"/>
      <style:text-properties fo:font-size="11pt" officeooo:paragraph-rsid="00100398" fo:background-color="transparent" style:font-size-asian="11pt" style:font-size-complex="11pt"/>
    </style:style>
    <style:style style:name="P103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3e1cd2" style:font-size-asian="11pt" style:font-size-complex="11pt"/>
    </style:style>
    <style:style style:name="P104" style:family="paragraph" style:parent-style-name="Standard" style:list-style-name="L2">
      <style:paragraph-properties fo:text-align="justify" style:justify-single-word="false"/>
      <style:text-properties fo:font-size="11pt" officeooo:rsid="00100398" officeooo:paragraph-rsid="00100398" style:font-size-asian="11pt" style:font-size-complex="11pt"/>
    </style:style>
    <style:style style:name="P105" style:family="paragraph" style:parent-style-name="Standard" style:list-style-name="L2">
      <style:paragraph-properties fo:text-align="justify" style:justify-single-word="false"/>
      <style:text-properties fo:font-size="11pt" officeooo:rsid="001dc419" officeooo:paragraph-rsid="002a92e5" style:font-size-asian="11pt" style:font-size-complex="11pt"/>
    </style:style>
    <style:style style:name="P106" style:family="paragraph" style:parent-style-name="Standard" style:list-style-name="L2">
      <style:paragraph-properties fo:text-align="justify" style:justify-single-word="false"/>
      <style:text-properties style:font-name="Liberation Sans1" fo:font-size="11pt" style:text-underline-style="none" fo:font-weight="normal" officeooo:rsid="007b9d25" officeooo:paragraph-rsid="007b9d25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07" style:family="paragraph" style:parent-style-name="Standard" style:list-style-name="L8">
      <style:paragraph-properties fo:text-align="justify" style:justify-single-word="false"/>
      <style:text-properties style:font-name="Liberation Sans1" fo:font-size="11pt" style:text-underline-style="none" fo:font-weight="normal" officeooo:rsid="0056a856" officeooo:paragraph-rsid="0056a856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08" style:family="paragraph" style:parent-style-name="Standard" style:list-style-name="L8">
      <style:paragraph-properties fo:text-align="justify" style:justify-single-word="false"/>
      <style:text-properties style:font-name="Liberation Sans1" fo:font-size="11pt" style:text-underline-style="none" fo:font-weight="normal" officeooo:rsid="00577590" officeooo:paragraph-rsid="00577590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09" style:family="paragraph" style:parent-style-name="Standard" style:list-style-name="L8">
      <style:paragraph-properties fo:text-align="justify" style:justify-single-word="false"/>
      <style:text-properties style:font-name="Liberation Sans1" fo:font-size="11pt" style:text-underline-style="none" fo:font-weight="normal" officeooo:rsid="006fe710" officeooo:paragraph-rsid="0071ba42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10" style:family="paragraph" style:parent-style-name="Standard" style:list-style-name="L8">
      <style:paragraph-properties fo:text-align="justify" style:justify-single-word="false"/>
      <style:text-properties style:font-name="Liberation Sans1" fo:font-size="11pt" style:text-underline-style="solid" style:text-underline-width="auto" style:text-underline-color="font-color" fo:font-weight="normal" officeooo:rsid="001dc419" officeooo:paragraph-rsid="00408bd7" fo:background-color="transparent" style:font-name-asian="Arial3" style:font-size-asian="11pt" style:font-weight-asian="normal" style:font-name-complex="Arial3" style:font-size-complex="11pt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2706a" officeooo:paragraph-rsid="004f8119" style:font-weight-asian="normal" style:font-weight-complex="normal"/>
    </style:style>
    <style:style style:name="P112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fo:font-weight="normal" officeooo:rsid="0055b50c" officeooo:paragraph-rsid="0055b50c" style:font-weight-asian="normal" style:font-weight-complex="normal"/>
    </style:style>
    <style:style style:name="P113" style:family="paragraph" style:parent-style-name="Standard" style:list-style-name="L6">
      <style:paragraph-properties fo:text-align="justify" style:justify-single-word="false"/>
      <style:text-properties style:text-underline-style="solid" style:text-underline-width="auto" style:text-underline-color="font-color" fo:font-weight="normal" officeooo:rsid="0055b50c" officeooo:paragraph-rsid="0055b50c" style:font-weight-asian="normal" style:font-weight-complex="normal"/>
    </style:style>
    <style:style style:name="P114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1dc419" officeooo:paragraph-rsid="001dc419"/>
    </style:style>
    <style:style style:name="P115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77590" officeooo:paragraph-rsid="00577590"/>
    </style:style>
    <style:style style:name="P116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be4bf" officeooo:paragraph-rsid="005be4bf"/>
    </style:style>
    <style:style style:name="P117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be4bf" officeooo:paragraph-rsid="005db9a2"/>
    </style:style>
    <style:style style:name="P118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db9a2" officeooo:paragraph-rsid="005db9a2"/>
    </style:style>
    <style:style style:name="P119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5db9a2" officeooo:paragraph-rsid="005ec7b4"/>
    </style:style>
    <style:style style:name="P120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7b9d25" officeooo:paragraph-rsid="007b9d25" fo:background-color="transparent"/>
    </style:style>
    <style:style style:name="P121" style:family="paragraph" style:parent-style-name="Standard" style:list-style-name="L8">
      <style:paragraph-properties fo:text-align="justify" style:justify-single-word="false"/>
      <style:text-properties fo:color="#000000" style:text-underline-style="none" fo:font-weight="bold" officeooo:rsid="00187e61" officeooo:paragraph-rsid="005db9a2" style:font-weight-asian="bold" style:font-weight-complex="bold"/>
    </style:style>
    <style:style style:name="P122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text-underline-style="none" fo:font-weight="normal" officeooo:rsid="00137275" officeooo:paragraph-rsid="00137275" style:font-weight-asian="normal" style:font-weight-complex="normal"/>
    </style:style>
    <style:style style:name="T1" style:family="text">
      <style:text-properties officeooo:rsid="004ae98b"/>
    </style:style>
    <style:style style:name="T2" style:family="text">
      <style:text-properties officeooo:rsid="004d83dd"/>
    </style:style>
    <style:style style:name="T3" style:family="text">
      <style:text-properties officeooo:rsid="002e3759"/>
    </style:style>
    <style:style style:name="T4" style:family="text">
      <style:text-properties officeooo:rsid="0034bd5f"/>
    </style:style>
    <style:style style:name="T5" style:family="text">
      <style:text-properties officeooo:rsid="00863824"/>
    </style:style>
    <style:style style:name="T6" style:family="text">
      <style:text-properties officeooo:rsid="00036bd8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7c3b3" fo:background-color="transparent" loext:char-shading-value="0"/>
    </style:style>
    <style:style style:name="T9" style:family="text">
      <style:text-properties officeooo:rsid="0006b9ea" fo:background-color="transparent" loext:char-shading-value="0"/>
    </style:style>
    <style:style style:name="T10" style:family="text">
      <style:text-properties officeooo:rsid="0044d3cd" fo:background-color="transparent" loext:char-shading-value="0"/>
    </style:style>
    <style:style style:name="T11" style:family="text">
      <style:text-properties officeooo:rsid="003e1cd2" fo:background-color="transparent" loext:char-shading-value="0"/>
    </style:style>
    <style:style style:name="T12" style:family="text">
      <style:text-properties officeooo:rsid="004a2618" fo:background-color="transparent" loext:char-shading-value="0"/>
    </style:style>
    <style:style style:name="T13" style:family="text">
      <style:text-properties fo:background-color="transparent" loext:char-shading-value="0" style:font-name-asian="Arial3" style:font-name-complex="Arial3"/>
    </style:style>
    <style:style style:name="T14" style:family="text">
      <style:text-properties officeooo:rsid="00036bd8" fo:background-color="transparent" loext:char-shading-value="0" style:font-name-asian="Arial3" style:font-name-complex="Arial3"/>
    </style:style>
    <style:style style:name="T15" style:family="text">
      <style:text-properties officeooo:rsid="004d83dd" fo:background-color="transparent" loext:char-shading-value="0" style:font-name-asian="Arial3" style:font-name-complex="Arial3"/>
    </style:style>
    <style:style style:name="T16" style:family="text">
      <style:text-properties officeooo:rsid="0056a856" fo:background-color="transparent" loext:char-shading-value="0" style:font-name-asian="Arial3" style:font-name-complex="Arial3"/>
    </style:style>
    <style:style style:name="T17" style:family="text">
      <style:text-properties officeooo:rsid="004ae98b" fo:background-color="transparent" loext:char-shading-value="0"/>
    </style:style>
    <style:style style:name="T18" style:family="text">
      <style:text-properties officeooo:rsid="00759c0d" fo:background-color="transparent" loext:char-shading-value="0"/>
    </style:style>
    <style:style style:name="T19" style:family="text">
      <style:text-properties officeooo:rsid="0005290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706a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07a115"/>
    </style:style>
    <style:style style:name="T23" style:family="text">
      <style:text-properties style:text-underline-style="solid" style:text-underline-width="auto" style:text-underline-color="font-color" officeooo:rsid="000b198b"/>
    </style:style>
    <style:style style:name="T24" style:family="text">
      <style:text-properties style:text-underline-style="solid" style:text-underline-width="auto" style:text-underline-color="font-color" fo:font-weight="bold" officeooo:rsid="0007a115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4f432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29b9ac"/>
    </style:style>
    <style:style style:name="T27" style:family="text">
      <style:text-properties style:text-underline-style="solid" style:text-underline-width="auto" style:text-underline-color="font-color" officeooo:rsid="008119f0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137275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187e61" style:font-weight-asian="normal" style:font-weight-complex="normal"/>
    </style:style>
    <style:style style:name="T32" style:family="text">
      <style:text-properties style:text-underline-style="none" fo:font-weight="normal" officeooo:rsid="0035f1ae" style:font-weight-asian="normal" style:font-weight-complex="normal"/>
    </style:style>
    <style:style style:name="T33" style:family="text">
      <style:text-properties style:text-underline-style="none" fo:font-weight="normal" officeooo:rsid="003e1cd2" style:font-weight-asian="normal" style:font-weight-complex="normal"/>
    </style:style>
    <style:style style:name="T34" style:family="text">
      <style:text-properties style:text-underline-style="none" fo:font-weight="normal" officeooo:rsid="004a2618" style:font-weight-asian="normal" style:font-weight-complex="normal"/>
    </style:style>
    <style:style style:name="T35" style:family="text">
      <style:text-properties style:text-underline-style="none" fo:font-weight="normal" officeooo:rsid="004f2118" style:font-weight-asian="normal" style:font-weight-complex="normal"/>
    </style:style>
    <style:style style:name="T36" style:family="text">
      <style:text-properties style:text-underline-style="none" fo:font-weight="normal" officeooo:rsid="004f4320" style:font-weight-asian="normal" style:font-weight-complex="normal"/>
    </style:style>
    <style:style style:name="T37" style:family="text">
      <style:text-properties style:text-underline-style="none" fo:font-weight="normal" officeooo:rsid="0051c9e9" style:font-weight-asian="normal" style:font-weight-complex="normal"/>
    </style:style>
    <style:style style:name="T38" style:family="text">
      <style:text-properties style:text-underline-style="none" fo:font-weight="normal" officeooo:rsid="0055b50c" style:font-weight-asian="normal" style:font-weight-complex="normal"/>
    </style:style>
    <style:style style:name="T39" style:family="text">
      <style:text-properties style:text-underline-style="none" fo:font-weight="normal" officeooo:rsid="00596468" style:font-weight-asian="normal" style:font-weight-complex="normal"/>
    </style:style>
    <style:style style:name="T40" style:family="text">
      <style:text-properties style:text-underline-style="none" fo:font-weight="normal" officeooo:rsid="005b3dc7" style:font-weight-asian="normal" style:font-weight-complex="normal"/>
    </style:style>
    <style:style style:name="T41" style:family="text">
      <style:text-properties style:text-underline-style="none" fo:font-weight="normal" officeooo:rsid="005be4bf" style:font-weight-asian="normal" style:font-weight-complex="normal"/>
    </style:style>
    <style:style style:name="T42" style:family="text">
      <style:text-properties style:text-underline-style="none" fo:font-weight="normal" officeooo:rsid="005db9a2" style:font-weight-asian="normal" style:font-weight-complex="normal"/>
    </style:style>
    <style:style style:name="T43" style:family="text">
      <style:text-properties style:text-underline-style="none" fo:font-weight="normal" officeooo:rsid="005ec7b4" style:font-weight-asian="normal" style:font-weight-complex="normal"/>
    </style:style>
    <style:style style:name="T44" style:family="text">
      <style:text-properties style:text-underline-style="none" fo:font-weight="normal" officeooo:rsid="006bf141" style:font-weight-asian="normal" style:font-weight-complex="normal"/>
    </style:style>
    <style:style style:name="T45" style:family="text">
      <style:text-properties style:text-underline-style="none" fo:font-weight="normal" officeooo:rsid="0081471c" style:font-weight-asian="normal" style:font-weight-complex="normal"/>
    </style:style>
    <style:style style:name="T46" style:family="text">
      <style:text-properties style:text-underline-style="none" fo:font-weight="bold" officeooo:rsid="0012706a" style:font-weight-asian="bold" style:font-weight-complex="bold"/>
    </style:style>
    <style:style style:name="T47" style:family="text">
      <style:text-properties style:text-underline-style="none" fo:font-weight="bold" officeooo:rsid="0013a5f0" style:font-weight-asian="bold" style:font-weight-complex="bold"/>
    </style:style>
    <style:style style:name="T48" style:family="text">
      <style:text-properties style:text-underline-style="none" fo:font-weight="bold" officeooo:rsid="001a7757" style:font-weight-asian="bold" style:font-weight-complex="bold"/>
    </style:style>
    <style:style style:name="T49" style:family="text">
      <style:text-properties style:text-underline-style="none" fo:font-weight="bold" officeooo:rsid="001dc419" style:font-weight-asian="bold" style:font-weight-complex="bold"/>
    </style:style>
    <style:style style:name="T50" style:family="text">
      <style:text-properties style:text-underline-style="none" fo:font-weight="bold" officeooo:rsid="001f7ac6" style:font-weight-asian="bold" style:font-weight-complex="bold"/>
    </style:style>
    <style:style style:name="T51" style:family="text">
      <style:text-properties style:text-underline-style="none" fo:font-weight="bold" officeooo:rsid="004f8119" style:font-weight-asian="bold" style:font-weight-complex="bold"/>
    </style:style>
    <style:style style:name="T52" style:family="text">
      <style:text-properties style:text-underline-style="none" fo:font-weight="bold" officeooo:rsid="0050a781" style:font-weight-asian="bold" style:font-weight-complex="bold"/>
    </style:style>
    <style:style style:name="T53" style:family="text">
      <style:text-properties style:text-underline-style="none" fo:font-weight="bold" officeooo:rsid="00577590" style:font-weight-asian="bold" style:font-weight-complex="bold"/>
    </style:style>
    <style:style style:name="T54" style:family="text">
      <style:text-properties style:text-underline-style="none" fo:font-weight="bold" officeooo:rsid="00596468" style:font-weight-asian="bold" style:font-weight-complex="bold"/>
    </style:style>
    <style:style style:name="T55" style:family="text">
      <style:text-properties style:text-underline-style="none" fo:font-weight="bold" officeooo:rsid="006fe710" style:font-weight-asian="bold" style:font-weight-complex="bold"/>
    </style:style>
    <style:style style:name="T56" style:family="text">
      <style:text-properties style:text-underline-style="none" fo:font-weight="bold" officeooo:rsid="0081471c" style:font-weight-asian="bold" style:font-weight-complex="bold"/>
    </style:style>
    <style:style style:name="T57" style:family="text">
      <style:text-properties style:text-underline-style="none" officeooo:rsid="0013a5f0"/>
    </style:style>
    <style:style style:name="T58" style:family="text">
      <style:text-properties style:text-underline-style="none" officeooo:rsid="00155765"/>
    </style:style>
    <style:style style:name="T59" style:family="text">
      <style:text-properties style:text-underline-style="none" officeooo:rsid="002a92e5"/>
    </style:style>
    <style:style style:name="T60" style:family="text">
      <style:text-properties style:text-underline-style="none" officeooo:rsid="002b1654"/>
    </style:style>
    <style:style style:name="T61" style:family="text">
      <style:text-properties style:text-underline-style="none" officeooo:rsid="00368770"/>
    </style:style>
    <style:style style:name="T62" style:family="text">
      <style:text-properties style:text-underline-style="none" officeooo:rsid="003f8766"/>
    </style:style>
    <style:style style:name="T63" style:family="text">
      <style:text-properties style:text-underline-style="none" officeooo:rsid="004f8119"/>
    </style:style>
    <style:style style:name="T64" style:family="text">
      <style:text-properties style:text-underline-style="none" officeooo:rsid="0055ec77"/>
    </style:style>
    <style:style style:name="T65" style:family="text">
      <style:text-properties style:text-underline-style="none" officeooo:rsid="0056a856"/>
    </style:style>
    <style:style style:name="T66" style:family="text">
      <style:text-properties style:text-underline-style="none" officeooo:rsid="006fe710"/>
    </style:style>
    <style:style style:name="T67" style:family="text">
      <style:text-properties style:text-underline-style="none" officeooo:rsid="008058cb"/>
    </style:style>
    <style:style style:name="T68" style:family="text">
      <style:text-properties officeooo:rsid="0027c3b3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02fe052" style:font-style-asian="italic" style:font-style-complex="italic"/>
    </style:style>
    <style:style style:name="T71" style:family="text">
      <style:text-properties fo:font-style="italic" officeooo:rsid="0060a190" style:font-style-asian="italic" style:font-style-complex="italic"/>
    </style:style>
    <style:style style:name="T72" style:family="text">
      <style:text-properties style:font-name="Liberation Sans1" fo:background-color="transparent" loext:char-shading-value="0" style:font-name-asian="Arial3" style:font-name-complex="Arial3"/>
    </style:style>
    <style:style style:name="T73" style:family="text">
      <style:text-properties style:font-name="Liberation Sans1" officeooo:rsid="00126d4a" fo:background-color="transparent" loext:char-shading-value="0" style:font-name-asian="Arial3" style:font-name-complex="Arial3"/>
    </style:style>
    <style:style style:name="T74" style:family="text">
      <style:text-properties style:font-name="Liberation Sans1" officeooo:rsid="0012706a" fo:background-color="transparent" loext:char-shading-value="0" style:font-name-asian="Arial3" style:font-name-complex="Arial3"/>
    </style:style>
    <style:style style:name="T75" style:family="text">
      <style:text-properties style:font-name="Liberation Sans1" officeooo:rsid="00155765" fo:background-color="transparent" loext:char-shading-value="0" style:font-name-asian="Arial3" style:font-name-complex="Arial3"/>
    </style:style>
    <style:style style:name="T76" style:family="text">
      <style:text-properties style:font-name="Liberation Sans1" officeooo:rsid="007b9d25" fo:background-color="transparent" loext:char-shading-value="0" style:font-name-asian="Arial3" style:font-name-complex="Arial3"/>
    </style:style>
    <style:style style:name="T77" style:family="text">
      <style:text-properties style:font-name="Liberation Sans1" style:text-underline-style="none" fo:font-weight="normal" fo:background-color="transparent" loext:char-shading-value="0" style:font-name-asian="Arial3" style:font-weight-asian="normal" style:font-name-complex="Arial3" style:font-weight-complex="normal"/>
    </style:style>
    <style:style style:name="T78" style:family="text">
      <style:text-properties style:font-name="Liberation Sans1" style:text-underline-style="none" fo:font-weight="normal" officeooo:rsid="003e1cd2" fo:background-color="transparent" loext:char-shading-value="0" style:font-name-asian="Arial3" style:font-weight-asian="normal" style:font-name-complex="Arial3" style:font-weight-complex="normal"/>
    </style:style>
    <style:style style:name="T79" style:family="text">
      <style:text-properties style:font-name="Liberation Sans1" style:text-underline-style="none" fo:font-weight="normal" officeooo:rsid="003f8766" fo:background-color="transparent" loext:char-shading-value="0" style:font-name-asian="Arial3" style:font-weight-asian="normal" style:font-name-complex="Arial3" style:font-weight-complex="normal"/>
    </style:style>
    <style:style style:name="T80" style:family="text">
      <style:text-properties style:font-name="Liberation Sans1" style:text-underline-style="none" fo:font-weight="normal" officeooo:rsid="004a2618" fo:background-color="transparent" loext:char-shading-value="0" style:font-name-asian="Arial3" style:font-weight-asian="normal" style:font-name-complex="Arial3" style:font-weight-complex="normal"/>
    </style:style>
    <style:style style:name="T81" style:family="text">
      <style:text-properties style:font-name="Liberation Sans1" fo:font-size="11pt" style:text-underline-style="none" officeooo:rsid="002a92e5" fo:background-color="transparent" loext:char-shading-value="0" style:font-name-asian="Arial3" style:font-size-asian="11pt" style:font-name-complex="Arial3" style:font-size-complex="11pt"/>
    </style:style>
    <style:style style:name="T82" style:family="text">
      <style:text-properties style:font-name="Liberation Sans1" fo:font-size="11pt" style:text-underline-style="none" officeooo:rsid="003f8766" fo:background-color="transparent" loext:char-shading-value="0" style:font-name-asian="Arial3" style:font-size-asian="11pt" style:font-name-complex="Arial3" style:font-size-complex="11pt"/>
    </style:style>
    <style:style style:name="T83" style:family="text">
      <style:text-properties style:font-name="Liberation Sans1" officeooo:rsid="00036bd8" style:font-name-asian="Arial3" style:font-name-complex="Arial3"/>
    </style:style>
    <style:style style:name="T84" style:family="text">
      <style:text-properties style:font-name="Liberation Sans1" officeooo:rsid="0079d7e0" style:font-name-asian="Arial3" style:font-name-complex="Arial3"/>
    </style:style>
    <style:style style:name="T85" style:family="text">
      <style:text-properties officeooo:rsid="002fe052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officeooo:rsid="0006b9ea"/>
    </style:style>
    <style:style style:name="T88" style:family="text">
      <style:text-properties officeooo:rsid="000b198b"/>
    </style:style>
    <style:style style:name="T89" style:family="text">
      <style:text-properties officeooo:rsid="00100398"/>
    </style:style>
    <style:style style:name="T90" style:family="text">
      <style:text-properties officeooo:rsid="00155765"/>
    </style:style>
    <style:style style:name="T91" style:family="text">
      <style:text-properties officeooo:rsid="0029b9ac"/>
    </style:style>
    <style:style style:name="T92" style:family="text">
      <style:text-properties officeooo:rsid="002b1654"/>
    </style:style>
    <style:style style:name="T93" style:family="text">
      <style:text-properties officeooo:rsid="003a233f"/>
    </style:style>
    <style:style style:name="T94" style:family="text">
      <style:text-properties officeooo:rsid="003aeb13"/>
    </style:style>
    <style:style style:name="T95" style:family="text">
      <style:text-properties officeooo:rsid="003c20cc"/>
    </style:style>
    <style:style style:name="T96" style:family="text">
      <style:text-properties officeooo:rsid="0009299b"/>
    </style:style>
    <style:style style:name="T97" style:family="text">
      <style:text-properties officeooo:rsid="003e1cd2"/>
    </style:style>
    <style:style style:name="T98" style:family="text">
      <style:text-properties style:font-name="Liberation Sans4"/>
    </style:style>
    <style:style style:name="T99" style:family="text">
      <style:text-properties style:font-name="Liberation Sans"/>
    </style:style>
    <style:style style:name="T100" style:family="text">
      <style:text-properties style:font-name="Liberation Sans" officeooo:rsid="0045fc74"/>
    </style:style>
    <style:style style:name="T101" style:family="text">
      <style:text-properties style:font-name="Liberation Sans" officeooo:rsid="008058cb"/>
    </style:style>
    <style:style style:name="T102" style:family="text">
      <style:text-properties officeooo:rsid="0044d3cd"/>
    </style:style>
    <style:style style:name="T103" style:family="text">
      <style:text-properties officeooo:rsid="0045fc74"/>
    </style:style>
    <style:style style:name="T104" style:family="text">
      <style:text-properties fo:color="#000000" style:text-underline-style="none" fo:font-weight="normal" style:font-weight-asian="normal" style:font-weight-complex="normal"/>
    </style:style>
    <style:style style:name="T105" style:family="text">
      <style:text-properties fo:color="#000000" style:text-underline-style="none" fo:font-weight="normal" officeooo:rsid="0044d3cd" style:font-weight-asian="normal" style:font-weight-complex="normal"/>
    </style:style>
    <style:style style:name="T106" style:family="text">
      <style:text-properties fo:color="#000000" style:text-underline-style="none" fo:font-weight="normal" officeooo:rsid="00187e61" style:font-weight-asian="normal" style:font-weight-complex="normal"/>
    </style:style>
    <style:style style:name="T107" style:family="text">
      <style:text-properties fo:color="#000000" style:text-underline-style="none" fo:font-weight="normal" officeooo:rsid="0060a190" style:font-weight-asian="normal" style:font-weight-complex="normal"/>
    </style:style>
    <style:style style:name="T108" style:family="text">
      <style:text-properties fo:color="#000000" style:text-underline-style="none" fo:font-weight="normal" officeooo:rsid="006bf141" style:font-weight-asian="normal" style:font-weight-complex="normal"/>
    </style:style>
    <style:style style:name="T109" style:family="text">
      <style:text-properties fo:color="#000000" style:text-underline-style="none" fo:font-weight="normal" officeooo:rsid="0071ca80" style:font-weight-asian="normal" style:font-weight-complex="normal"/>
    </style:style>
    <style:style style:name="T110" style:family="text">
      <style:text-properties officeooo:rsid="004a2618"/>
    </style:style>
    <style:style style:name="T111" style:family="text">
      <style:text-properties officeooo:rsid="00059437"/>
    </style:style>
    <style:style style:name="T112" style:family="text">
      <style:text-properties officeooo:rsid="0049260d" fo:background-color="#ffffff" loext:char-shading-value="0"/>
    </style:style>
    <style:style style:name="T113" style:family="text">
      <style:text-properties officeooo:rsid="004d83dd" fo:background-color="#ffffff" loext:char-shading-value="0"/>
    </style:style>
    <style:style style:name="T114" style:family="text">
      <style:text-properties officeooo:rsid="004ddaf8"/>
    </style:style>
    <style:style style:name="T115" style:family="text">
      <style:text-properties officeooo:rsid="004f4320"/>
    </style:style>
    <style:style style:name="T116" style:family="text">
      <style:text-properties officeooo:rsid="0050a781"/>
    </style:style>
    <style:style style:name="T117" style:family="text">
      <style:text-properties officeooo:rsid="0055b50c"/>
    </style:style>
    <style:style style:name="T118" style:family="text">
      <style:text-properties officeooo:rsid="005be4bf"/>
    </style:style>
    <style:style style:name="T119" style:family="text">
      <style:text-properties officeooo:rsid="005ec7b4"/>
    </style:style>
    <style:style style:name="T120" style:family="text">
      <style:text-properties officeooo:rsid="0060a190"/>
    </style:style>
    <style:style style:name="T121" style:family="text">
      <style:text-properties officeooo:rsid="0068957e"/>
    </style:style>
    <style:style style:name="T122" style:family="text">
      <style:text-properties officeooo:rsid="0069c8c6"/>
    </style:style>
    <style:style style:name="T123" style:family="text">
      <style:text-properties officeooo:rsid="0012706a"/>
    </style:style>
    <style:style style:name="T124" style:family="text">
      <style:text-properties officeooo:rsid="006fe710"/>
    </style:style>
    <style:style style:name="T125" style:family="text">
      <style:text-properties officeooo:rsid="0071ba42"/>
    </style:style>
    <style:style style:name="T126" style:family="text">
      <style:text-properties officeooo:rsid="0071ca80"/>
    </style:style>
    <style:style style:name="T127" style:family="text">
      <style:text-properties style:text-position="super 58%"/>
    </style:style>
    <style:style style:name="T128" style:family="text">
      <style:text-properties officeooo:rsid="00796def"/>
    </style:style>
    <style:style style:name="T129" style:family="text">
      <style:text-properties officeooo:rsid="0079d7e0"/>
    </style:style>
    <style:style style:name="T130" style:family="text">
      <style:text-properties style:font-name="Liberation Sans5" officeooo:rsid="0079d7e0" style:font-name-asian="Arial3" style:font-name-complex="Arial3"/>
    </style:style>
    <style:style style:name="T131" style:family="text">
      <style:text-properties officeooo:rsid="007fbcca"/>
    </style:style>
    <style:style style:name="T132" style:family="text">
      <style:text-properties officeooo:rsid="008058cb"/>
    </style:style>
    <style:style style:name="T133" style:family="text">
      <style:text-properties officeooo:rsid="00833c22"/>
    </style:style>
    <style:style style:name="T134" style:family="text">
      <style:text-properties officeooo:rsid="0088095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Objet</text:p>
          </table:table-cell>
          <table:table-cell table:style-name="Tableau1.A1" office:value-type="string">
            <text:p text:style-name="P27">La présente instruction <text:span text:style-name="T6">porte sur la définition</text:span> <text:span text:style-name="T6">d</text:span>es modalités de réalisation de <text:span text:style-name="T2">l'essai accéléré de migration des ions chlorures en régime non-stationnaire</text:span> dans le cadre de l'accréditation COFRAC.</text:p>
            <text:p text:style-name="P28"/>
          </table:table-cell>
        </table:table-row>
        <table:table-row>
          <table:table-cell table:style-name="Tableau1.A1" office:value-type="string">
            <text:p text:style-name="P11">Domaine d'application </text:p>
          </table:table-cell>
          <table:table-cell table:style-name="Tableau1.A1" office:value-type="string">
            <text:p text:style-name="Standard">La présente instruction s'applique à l'Unité Technique COFRAC « Béton ». Cette UT est intégrée à l'UT « Structures et Ouvrages d'Art » du Département Laboratoire de Clermont-Ferrand.</text:p>
            <text:p text:style-name="Standard">Cette instruction concerne l'essai <text:span text:style-name="T6">de migration des chlorures en régime non stationnaire.</text:span></text:p>
            <text:p text:style-name="P29"><text:span text:style-name="T131">L</text:span>’essai <text:span text:style-name="T131">est</text:span> réalisé <text:span text:style-name="T131">pour</text:span> des corps d’épreuve d<text:span text:style-name="T131">e diamètres</text:span> compris entre 100 et 118 mm <text:span text:style-name="T131">(restriction dûe au matériel utilisé).</text:span></text:p>
            <text:p text:style-name="P31"/>
          </table:table-cell>
        </table:table-row>
        <table:table-row>
          <table:table-cell table:style-name="Tableau1.A1" office:value-type="string">
            <text:p text:style-name="P11">Documents de références</text:p>
          </table:table-cell>
          <table:table-cell table:style-name="Tableau1.A1" office:value-type="string">
            <text:p text:style-name="Standard">- <text:span text:style-name="T112">Norme XP P 18-46</text:span><text:span text:style-name="T113">2</text:span><text:span text:style-name="T112"> : </text:span><text:span text:style-name="T113">Essai accéléré de migration des ions chlorure en régime non stationnaire</text:span></text:p>
            <text:p text:style-name="Standard">- Norme NF EN ISO/CEI 17025</text:p>
            <text:p text:style-name="P36">- Plan Qualité Type « Bétons et constituants – Essais physiques et mécaniques » du réseau des LPC.</text:p>
            <text:p text:style-name="Standard">- Procédure R2.P.002 « réalisation de prestations suivant le référentiel NF EN ISO/CEI 17025</text:p>
            <text:p text:style-name="P78">- Procédure S1.P003 « Qualification et Habilitation »</text:p>
            <text:p text:style-name="P79">- Instruction S1.I.001 « compagnonnage »</text:p>
            <text:p text:style-name="Standard">La norme de référence pour l'exécution de cet essai est la norme <text:span text:style-name="T6">XP P 18-462</text:span>.</text:p>
            <text:p text:style-name="Standard"/>
            <text:p text:style-name="Standard">De plus, les normes applicables pour réaliser cet essai sont:</text:p>
            <text:p text:style-name="Standard">- NF EN 12350-1: essai pour béton frais – Prélèvement</text:p>
            <text:p text:style-name="Standard">- NF EN 12390-2: essai pour béton durci – confection et conservation des éprouvettes pour essais de résistance.</text:p>
            <text:p text:style-name="P80">- NF EN 12504-1 : Essais pour béton dans les structures - Partie 1 : carottes - Prélèvement, examen et essais en compression.</text:p>
            <text:p text:style-name="P12"/>
          </table:table-cell>
        </table:table-row>
        <table:table-row>
          <table:table-cell table:style-name="Tableau1.A1" office:value-type="string">
            <text:p text:style-name="P11">Vocabulaire</text:p>
            <text:p text:style-name="P11">et abréviations</text:p>
          </table:table-cell>
          <table:table-cell table:style-name="Tableau1.A1" office:value-type="string">
            <text:p text:style-name="Standard">DLCF<text:tab/><text:tab/><text:tab/>Département Laboratoire de Clermont-Ferrand</text:p>
            <text:p text:style-name="Standard">UT<text:tab/><text:tab/><text:tab/>Unité Technique COFRAC « Béton »</text:p>
            <text:p text:style-name="Standard">UT SOA<text:tab/><text:tab/>Unité Technique « Structures et Ouvrages d'Art »</text:p>
            <text:p text:style-name="Standard">Chef d'UT<text:tab/><text:tab/>Responsable de l'Unité Technique COFRAC béton</text:p>
            <text:p text:style-name="Standard">RE<text:tab/><text:tab/><text:tab/>Responsable d'Essais</text:p>
            <text:p text:style-name="Standard">CE<text:tab/><text:tab/><text:tab/>Chargé d'essai</text:p>
            <text:p text:style-name="P30"><text:span text:style-name="T13">Les </text:span><text:span text:style-name="T15">termes « échantillons » </text:span><text:span text:style-name="T16">et </text:span><text:span text:style-name="T15">« </text:span><text:span text:style-name="T13">corps d'épreuve</text:span><text:span text:style-name="T14">s »</text:span><text:span text:style-name="T13"> </text:span><text:span text:style-name="T15">sont tels que définis au paragraphe 6 de la norme XP P 18-642</text:span></text:p>
            <text:p text:style-name="P31"/>
          </table:table-cell>
        </table:table-row>
        <table:table-row>
          <table:table-cell table:style-name="Tableau1.A1" office:value-type="string">
            <text:p text:style-name="P14">Fonctions /</text:p>
            <text:p text:style-name="P14">Responsabilités </text:p>
          </table:table-cell>
          <table:table-cell table:style-name="Tableau1.A1" office:value-type="string">
            <text:p text:style-name="P33">Dispositions générales :</text:p>
            <text:p text:style-name="P32">Les dispositions figurants dans tous les documents listés dans le paragraphe « Documents de références », sont appliquées.</text:p>
            <text:p text:style-name="P32"/>
            <text:p text:style-name="P32"/>
            <text:p text:style-name="P33">Dispositions particulières:</text:p>
            <text:p text:style-name="P32">Les différentes fonctions/responsabilités sont confiées à </text:p>
            <text:p text:style-name="P32"><text:soft-page-break/></text:p>
            <text:p text:style-name="P38">Chef d'UT <text:tab/><text:tab/><text:tab/><text:tab/>Bruno BOULET</text:p>
            <text:p text:style-name="P38"/>
            <text:p text:style-name="P38">Responsables d'essai<text:tab/><text:tab/>Bruno BOULET </text:p>
            <text:p text:style-name="P35"><text:tab/><text:tab/><text:tab/><text:tab/><text:tab/><text:span text:style-name="T91">Vincent GARDE</text:span> </text:p>
            <text:p text:style-name="P38"/>
            <text:p text:style-name="P38"/>
            <text:p text:style-name="P38"/>
            <text:p text:style-name="P38">Chargés d'essai<text:tab/><text:tab/><text:tab/>Bruno BOULET</text:p>
            <text:p text:style-name="P37"><text:tab/><text:tab/><text:tab/><text:tab/><text:tab/>Vincent GARDE</text:p>
            <text:p text:style-name="P38"/>
            <text:p text:style-name="P39">Correspondant matériel<text:tab/><text:tab/><text:span text:style-name="T19">Vincent GARDE</text:span></text:p>
            <text:p text:style-name="P38"/>
            <text:p text:style-name="P34"/>
          </table:table-cell>
        </table:table-row>
        <table:table-row>
          <table:table-cell table:style-name="Tableau1.A1" office:value-type="string">
            <text:p text:style-name="P70">Ordonnancement des essais</text:p>
          </table:table-cell>
          <table:table-cell table:style-name="Tableau1.A1" office:value-type="string">
            <text:p text:style-name="P65">Dispositions générales:</text:p>
            <text:p text:style-name="P40">Les dispositions figurants dans tous les documents listés dans le paragraphe « Documents de références », sont appliquées.</text:p>
            <text:p text:style-name="P40"/>
            <text:p text:style-name="P65">Dispositions particulières:</text:p>
            <text:p text:style-name="P68">- Achats de réactifs chimiques :</text:p>
            <text:p text:style-name="P60">Lors des commandes de produits chimiques intervenants dans les solutions d’hydroxyde de sodium et de chlorure de sodium, il est précisé que ces produits doivent être de qualité analytique.</text:p>
            <text:p text:style-name="P60">L’eau utilisée pour la fabrication des solutions peut être distillée ou déminéralisée.</text:p>
            <text:p text:style-name="P65"/>
            <text:p text:style-name="P66">- Préparation des solutions :</text:p>
            <text:p text:style-name="P66"/>
            <text:p text:style-name="P62">Les solutions <text:span text:style-name="T128">amont </text:span>de [NaCl 0,5 mol.l<text:span text:style-name="T127">-1</text:span> + NaOH 0,1 mol.l<text:span text:style-name="T127">-1</text:span>] ou <text:span text:style-name="T129">de </text:span>[NaCl 0,5 mol.l<text:span text:style-name="T127">-1</text:span> + NaOH 0,1 mol.l<text:span text:style-name="T127">-1</text:span>] sont préparés dans des récipients de 2 l.</text:p>
            <text:p text:style-name="P61"/>
            <text:p text:style-name="P61"><draw:frame draw:style-name="fr1" draw:name="Objet1" text:anchor-type="paragraph" svg:width="11.458cm" svg:height="2.799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63">La solution aval est préparée dans un récipient de 20 l. Celui <text:span text:style-name="T129">est</text:span> complété par des ajout<text:span text:style-name="T129">s</text:span> de 5, 10 ou 15 litres :</text:p>
            <text:p text:style-name="P67"><draw:frame draw:style-name="fr2" draw:name="Objet2" text:anchor-type="paragraph" svg:y="0.289cm" svg:width="9.2cm" svg:height="2.265cm" draw:z-index="1"><draw:object xlink:href="./Object 2" xlink:type="simple" xlink:show="embed" xlink:actuate="onLoad"/><draw:image xlink:href="./ObjectReplacements/Object 2" xlink:type="simple" xlink:show="embed" xlink:actuate="onLoad"/><svg:desc>Objet OLE</svg:desc></draw:frame></text:p>
            <text:p text:style-name="P67"/>
            <text:p text:style-name="P40"/>
            <text:p text:style-name="P40"><text:soft-page-break/></text:p>
            <text:p text:style-name="P42"><text:span text:style-name="T24">Étape 1 : réception des é</text:span><text:span text:style-name="T25">chantillon</text:span><text:span text:style-name="T24"> </text:span>: <text:span text:style-name="T87">le CE Procède à la réception des <text:s/>échantillons et la création d’un nouveau dossier essai :</text:span></text:p>
            <text:list xml:id="list2482719697" text:style-name="L1">
              <text:list-item>
                <text:p text:style-name="P85">Le CE crée un nouvel enregistrement dans la feuille de calcul « suivi des essais de durabilité ». Il crée un nouveau numéro SOA/<text:span text:style-name="T2">DAPP</text:span>. Ce numéro commence par les lettres : «<text:span text:style-name="T2">DAPP</text:span>/ » suivi de l’année, suivi du symbole : « / », suivi d’un nombre débutant à un pour le premier essai de l’année puis incrémenté <text:s/>à chaque nouvel essai.</text:p>
              </text:list-item>
              <text:list-item>
                <text:p text:style-name="P86"><text:span text:style-name="T2">L</text:span>es <text:span text:style-name="T114">échantillons</text:span> <text:span text:style-name="T2">sont identifiés par les références client. A défaut le CE les identifie.</text:span></text:p>
              </text:list-item>
              <text:list-item>
                <text:p text:style-name="P86"><text:span text:style-name="T2">Les échantillons</text:span> <text:span text:style-name="T115">sont </text:span>plac<text:span text:style-name="T115">és</text:span> dans les bacs de conservation.</text:p>
              </text:list-item>
              <text:list-item>
                <text:p text:style-name="P87"><text:span text:style-name="T90">Le CE</text:span> crée <text:span text:style-name="T110">le</text:span> <text:span text:style-name="T7">« </text:span><text:span text:style-name="T11">dossier </text:span><text:span text:style-name="T12">d’</text:span><text:span text:style-name="T11">essai »</text:span> et renseigne les champs de l’onglet « <text:span text:style-name="T115">prélèvement »</text:span> <text:span text:style-name="T97">(identification du prélèvement, date de sciage, échéance d’essai, ...)</text:span></text:p>
              </text:list-item>
              <text:list-item>
                <text:p text:style-name="P88"><text:span text:style-name="T34">Le CE imprime </text:span><text:span text:style-name="T35">l’onglet « </text:span><text:span text:style-name="T36">p</text:span><text:span text:style-name="T35">rélèvement »</text:span><text:span text:style-name="T33"> au </text:span><text:span text:style-name="T32">format A3</text:span><text:span text:style-name="T43"> </text:span></text:p>
                <text:p text:style-name="P89"/>
              </text:list-item>
            </text:list>
            <text:p text:style-name="P73"><text:span text:style-name="T22">Étape </text:span><text:span text:style-name="T23">2 </text:span><text:span text:style-name="T22">: </text:span><text:span text:style-name="T27">enrobage et </text:span><text:span text:style-name="T23">sciage des </text:span><text:span text:style-name="T26">corps</text:span><text:span text:style-name="T23"> d’épreuve</text:span><text:span text:style-name="T22"> </text:span><text:span text:style-name="T88">:</text:span></text:p>
            <text:p text:style-name="P72"/>
            <text:list xml:id="list4279389477" text:style-name="L2">
              <text:list-item>
                <text:p text:style-name="P101">24 heures avant le sciage, le CE sort les éprouvettes des bacs de conservation, les sèche à l’air comprimé, et les enduit de résine époxy.</text:p>
              </text:list-item>
              <text:list-item>
                <text:p text:style-name="P102"><text:span text:style-name="T89">Le CE scie les corps d’épreuves à une épaisseur de </text:span><text:span text:style-name="T83">50</text:span><text:span text:style-name="T130">±</text:span><text:span text:style-name="T84">1</text:span><text:span text:style-name="T83"> mm. </text:span><text:span text:style-name="T84">Le sciage est réalisé « sous eau ».</text:span></text:p>
              </text:list-item>
              <text:list-item>
                <text:p text:style-name="P103"><text:span text:style-name="T75">Le CE</text:span><text:span text:style-name="T73"> </text:span><text:span text:style-name="T72">identifi</text:span><text:span text:style-name="T75">e les corps d’épreuve</text:span><text:span text:style-name="T72"> conformément</text:span><text:span text:style-name="T78"> au « dossier </text:span><text:span text:style-name="T80">d’</text:span><text:span text:style-name="T78">essai »</text:span><text:span text:style-name="T72">.</text:span></text:p>
              </text:list-item>
              <text:list-item>
                <text:p text:style-name="P104"><text:span text:style-name="T72">Le </text:span><text:span text:style-name="T75">CE mesure les</text:span><text:span text:style-name="T72"> cor</text:span><text:span text:style-name="T74">p</text:span><text:span text:style-name="T72">s d’épreuve : </text:span><text:span text:style-name="T76">le diamètre et l’épaisseur sont mesurés selon 2 directions perpendiculaires. Le diamétre doit être compris entre 100 et 118 mm</text:span></text:p>
              </text:list-item>
              <text:list-item>
                <text:p text:style-name="P105"><text:span text:style-name="T77">Le CE complète </text:span><text:span text:style-name="T79">le « dossier d’essai ».</text:span></text:p>
              </text:list-item>
              <text:list-item>
                <text:p text:style-name="P106">Après sciage, les corps d’épreuves sont conservés dans un sac humide pendant une durée maximale de 3 jours.</text:p>
              </text:list-item>
            </text:list>
            <text:p text:style-name="P71"/>
            <text:p text:style-name="P52"><text:span text:style-name="T20">Étape 3 : </text:span><text:span text:style-name="T21">s</text:span><text:span text:style-name="T20">aturation </text:span><text:span text:style-name="T21">des corps d’épreuve </text:span><text:span text:style-name="T20">:</text:span></text:p>
            <text:p text:style-name="P44"/>
            <text:list xml:id="list1477210893" text:style-name="L3">
              <text:list-item>
                <text:p text:style-name="P111"><text:span text:style-name="T58">Le CE place</text:span><text:span text:style-name="T28"> </text:span><text:span text:style-name="T60">les </text:span><text:span text:style-name="T28">corps d’épreuve dans l</text:span><text:span text:style-name="T62">a chambre à vide</text:span><text:span text:style-name="T28">. </text:span><text:span text:style-name="T29">L</text:span><text:span text:style-name="T28">a pression est maintenue </text:span><text:span text:style-name="T59">inférieur</text:span><text:span text:style-name="T62">e à</text:span><text:span text:style-name="T28"> 25 mbar pendant 4h00 </text:span><text:span text:style-name="T59">±</text:span><text:span text:style-name="T28"> </text:span><text:span text:style-name="T29">0h</text:span><text:span text:style-name="T28">30.</text:span></text:p>
              </text:list-item>
              <text:list-item>
                <text:p text:style-name="P111"><text:span text:style-name="T58">Le CE introduit </text:span><text:span text:style-name="T63">la solution de soude </text:span><text:span text:style-name="T28">dans l</text:span><text:span text:style-name="T62">a chambre à vide</text:span><text:span text:style-name="T28"> </text:span><text:span text:style-name="T29">jusqu’à</text:span><text:span text:style-name="T28"> </text:span><text:span text:style-name="T61">ce </text:span><text:span text:style-name="T28">que les </text:span><text:span text:style-name="T29">corps</text:span><text:span text:style-name="T28"> d’épreuve soient recouvert</text:span><text:span text:style-name="T29">s</text:span><text:span text:style-name="T28"> d’</text:span><text:span text:style-name="T66">environ</text:span><text:span text:style-name="T28"> 2</text:span><text:span text:style-name="T67">0</text:span><text:span text:style-name="T28"> </text:span><text:span text:style-name="T67">m</text:span><text:span text:style-name="T28">m. </text:span><text:span text:style-name="T29">La pression est maintenue </text:span><text:span text:style-name="T59">inférieur</text:span><text:span text:style-name="T66">e</text:span><text:span text:style-name="T29"> </text:span><text:span text:style-name="T66">à </text:span><text:span text:style-name="T29">25 mbar pendant </text:span><text:span text:style-name="T63">68</text:span><text:span text:style-name="T29">h00.</text:span></text:p>
              </text:list-item>
              <text:list-item>
                <text:p text:style-name="P111"><text:span text:style-name="T81">Le CE complète </text:span><text:span text:style-name="T82">le dossier d’essai.</text:span></text:p>
              </text:list-item>
            </text:list>
            <text:list xml:id="list3965597221" text:style-name="L4">
              <text:list-header>
                <text:p text:style-name="P122"/>
              </text:list-header>
            </text:list>
            <text:p text:style-name="P55"><text:span text:style-name="T46">Étape </text:span><text:span text:style-name="T47">4</text:span><text:span text:style-name="T46"> : </text:span><text:span text:style-name="T51">mesure de la rési</text:span><text:span text:style-name="T52">s</text:span><text:span text:style-name="T51">tivité </text:span><text:span text:style-name="T55">(hors accréditation)</text:span><text:span text:style-name="T47"> :</text:span></text:p>
            <text:p text:style-name="P46"/>
            <text:list xml:id="list3159329275" text:style-name="L5">
              <text:list-item>
                <text:p text:style-name="P112"><text:span text:style-name="T57">L</text:span><text:span text:style-name="T28">e CE imprime l’onglet « feuille de mesure » du dossier d’essai qui constituera la feuille de paillasse.</text:span></text:p>
              </text:list-item>
            </text:list>
            <text:list xml:id="list2098478667" text:style-name="L6">
              <text:list-item>
                <text:p text:style-name="P113"><text:span text:style-name="T57">l’</text:span><text:span text:style-name="T28">impédance est mesurée à </text:span><text:span text:style-name="T66">une fréquence</text:span><text:span text:style-name="T28"> 120 Hz.</text:span></text:p>
              </text:list-item>
            </text:list>
            <text:list xml:id="list2157917188" text:style-name="L7">
              <text:list-item>
                <text:p text:style-name="P90"><text:span text:style-name="T116">Avant toute mesure sur un nouveau corps d’épreuve, le CE </text:span><text:soft-page-break/><text:span text:style-name="T116">effectue une mesure a vide de l’impédance du dispositif de mesure</text:span>.</text:p>
              </text:list-item>
              <text:list-item>
                <text:p text:style-name="P91">Le CE <text:span text:style-name="T116">effectue trois mesures d’impédance sur chacun des corps d’épreuve. </text:span></text:p>
              </text:list-item>
              <text:list-item>
                <text:p text:style-name="P93">Le CE enregistre les <text:span text:style-name="T117">résultats sur la feuille de paillasse</text:span></text:p>
              </text:list-item>
              <text:list-item>
                <text:p text:style-name="P93"><text:span text:style-name="T124">Le CE complète le dossier-essai</text:span>.</text:p>
                <text:p text:style-name="P92"/>
              </text:list-item>
            </text:list>
            <text:p text:style-name="P53"><text:span text:style-name="T46">Étape </text:span><text:span text:style-name="T48">5</text:span><text:span text:style-name="T46"> :</text:span><text:span text:style-name="T47"> </text:span><text:span text:style-name="T52">mise en cellule</text:span><text:span text:style-name="T48"> : </text:span></text:p>
            <text:p text:style-name="P49"/>
            <text:list xml:id="list1596943277" text:style-name="L8">
              <text:list-item>
                <text:p text:style-name="P114"><text:span text:style-name="T31">L</text:span><text:span text:style-name="T30">e </text:span><text:span text:style-name="T37">CE place </text:span><text:span text:style-name="T38">le corps d’épreuve entre les deux compartiments du dispositif</text:span><text:span text:style-name="T30">.</text:span></text:p>
              </text:list-item>
              <text:list-item>
                <text:p text:style-name="P94">Le CE repère le côté en contact avec la solution de chlorure sur le corps d’épreuve.</text:p>
              </text:list-item>
              <text:list-item>
                <text:p text:style-name="P110"><text:span text:style-name="T59">Le CE </text:span><text:span text:style-name="T64">introduit les solutions </text:span><text:span text:style-name="T65">dans </text:span><text:span text:style-name="T64">les com</text:span><text:span text:style-name="T65">partiments.</text:span></text:p>
              </text:list-item>
              <text:list-item>
                <text:p text:style-name="P107">Le CE met le circuit sous tension.</text:p>
              </text:list-item>
              <text:list-item>
                <text:p text:style-name="P108">Le CE détermine la duré<text:span text:style-name="T118">e</text:span> d’essai.</text:p>
              </text:list-item>
              <text:list-item>
                <text:p text:style-name="P108">Le CE mesure la température des solutions.</text:p>
              </text:list-item>
              <text:list-item>
                <text:p text:style-name="P108">Le CE rempli la feuille de paillasse.</text:p>
              </text:list-item>
              <text:list-item>
                <text:p text:style-name="P109">Le CE complète le dossier-essai.</text:p>
              </text:list-item>
            </text:list>
            <text:p text:style-name="P43"/>
            <text:p text:style-name="P54"><text:span text:style-name="T46">Étape </text:span><text:span text:style-name="T50">6</text:span><text:span text:style-name="T46"> </text:span><text:span text:style-name="T47">: </text:span><text:span text:style-name="T49">Mesure d</text:span><text:span text:style-name="T56">es températures et vérification des tensions</text:span><text:span text:style-name="T49"> </text:span><text:span text:style-name="T48">:</text:span></text:p>
            <text:p text:style-name="P50"/>
            <text:list xml:id="list164304193008369" text:continue-numbering="true" text:style-name="L8">
              <text:list-item>
                <text:p text:style-name="P115"><text:span text:style-name="T45">T</text:span><text:span text:style-name="T44">outes les 24 heures </text:span><text:span text:style-name="T45">d’essai,</text:span><text:span text:style-name="T44"> </text:span><text:span text:style-name="T30">le CE </text:span><text:span text:style-name="T44">relève</text:span><text:span text:style-name="T30"> les températures des solutions </text:span><text:span text:style-name="T39">dans les compartiments. </text:span><text:span text:style-name="T45">De plus, il vérifie et ajuste les tensions au bornes des échantillons si nécessaire.</text:span></text:p>
              </text:list-item>
              <text:list-item>
                <text:p text:style-name="P95">Le CE rempli la feuille de paillasse <text:span text:style-name="T125">et complète le dossier-essai</text:span></text:p>
              </text:list-item>
            </text:list>
            <text:p text:style-name="P51"/>
            <text:p text:style-name="P56"><text:span text:style-name="T46">Étape </text:span><text:span text:style-name="T53">7</text:span><text:span text:style-name="T46"> </text:span><text:span text:style-name="T47">: </text:span><text:span text:style-name="T49">Mesure de </text:span><text:span text:style-name="T54">la profondeur de pénétration</text:span><text:span text:style-name="T49"> </text:span><text:span text:style-name="T48">:</text:span></text:p>
            <text:list xml:id="list164305216222915" text:continue-numbering="true" text:style-name="L8">
              <text:list-item>
                <text:p text:style-name="P96">Le CE <text:span text:style-name="T125">arrête</text:span> le générateur.</text:p>
              </text:list-item>
              <text:list-item>
                <text:p text:style-name="P116"><text:span text:style-name="T40">L</text:span><text:span text:style-name="T30">e CE fend les co</text:span><text:span text:style-name="T42">r</text:span><text:span text:style-name="T30">ps d’épreuves.</text:span></text:p>
              </text:list-item>
              <text:list-item>
                <text:p text:style-name="P117"><text:span text:style-name="T30">Le CE pulvérise le nitrate d’argent </text:span><text:span text:style-name="T42">et attend 30 minutes.</text:span></text:p>
              </text:list-item>
              <text:list-item>
                <text:p text:style-name="P118"><text:span text:style-name="T30">Si nécessaire le </text:span><text:span text:style-name="T41">CE </text:span><text:span text:style-name="T30">effectue une seconde </text:span><text:span text:style-name="T41">pulvéris</text:span><text:span text:style-name="T30">ation de </text:span><text:span text:style-name="T41">nitrate d’argent </text:span><text:span text:style-name="T30">et attend 30 minutes.</text:span></text:p>
              </text:list-item>
              <text:list-item>
                <text:p text:style-name="P97">Le CE mesure les profondeurs de pénétration.</text:p>
              </text:list-item>
              <text:list-item>
                <text:p text:style-name="P97">Le CE note les mesure<text:span text:style-name="T125">s</text:span> sur la feuille de paillasse.</text:p>
              </text:list-item>
              <text:list-item>
                <text:p text:style-name="P119"><text:span text:style-name="T30">Le CE reporte la feuille de paillasse sur </text:span><text:span text:style-name="T43">le</text:span><text:span text:style-name="T30"> « dossier essai ». </text:span><text:span text:style-name="T106">À ce stade, le PV d’essai</text:span><text:span text:style-name="T108">s</text:span><text:span text:style-name="T106"> a été généré automatiquement.</text:span></text:p>
              </text:list-item>
              <text:list-item>
                <text:p text:style-name="P120"><text:span text:style-name="T106">L</text:span><text:span text:style-name="T104">es cellules de mesure sont rincées à l’eau potable.</text:span></text:p>
                <text:p text:style-name="P121"/>
              </text:list-item>
            </text:list>
            <text:p text:style-name="P47"><text:span text:style-name="T123">Étape</text:span> <text:span text:style-name="T92">11 </text:span>: Le procès-verba<text:span text:style-name="T102">l</text:span> <text:span text:style-name="T102">est</text:span> transmis au RE :</text:p>
            <text:p text:style-name="P45"/>
            <text:p text:style-name="P48">Afin de valider le PV, le CE transmet les document<text:span text:style-name="T93">s</text:span> suivant<text:span text:style-name="T102">s</text:span> au RE :</text:p>
            <text:list xml:id="list821663461" text:style-name="L9">
              <text:list-item>
                <text:p text:style-name="P98">La version papier du « dossier » essai</text:p>
              </text:list-item>
              <text:list-item>
                <text:p text:style-name="P99">Le <text:span text:style-name="T102">projet de</text:span> <text:span text:style-name="T94">procès-verbal.</text:span></text:p>
              </text:list-item>
              <text:list-item>
                <text:p text:style-name="P100">Une impression de l’onglet intitulé « feuille de <text:span text:style-name="T119">mesures</text:span> »</text:p>
              </text:list-item>
              <text:list-item>
                <text:p text:style-name="P99"><text:span text:style-name="T94">La</text:span> feuille de paillasse.</text:p>
              </text:list-item>
            </text:list>
            <text:p text:style-name="P75"/>
            <text:p text:style-name="P41"><text:span text:style-name="T8">Le RE</text:span><text:span text:style-name="T7"> vérifie le contenu et la concordance des informations entre les différents </text:span><text:span text:style-name="T10">documents</text:span><text:span text:style-name="T7">, </text:span><text:span text:style-name="T10">et</text:span><text:span text:style-name="T7"> signe le procès-verba</text:span><text:span text:style-name="T10">l</text:span>.</text:p>
            <text:p text:style-name="P41"/>
            <text:p text:style-name="P41"><text:soft-page-break/><text:span text:style-name="T102">Le PV </text:span>est envoyé au client. Un exemplaire est archivé dans le classeur « PV <text:span text:style-name="T120">DAPP</text:span> » situé dans le bureau E<text:span text:style-name="T102">256</text:span>. Un <text:span text:style-name="T102">autre </text:span>exemplaire est <text:span text:style-name="T102">conservé</text:span> à l'intérieur d<text:span text:style-name="T102">u dossier essai</text:span> dans le <text:span text:style-name="T102">même </text:span>bureau.</text:p>
            <text:p text:style-name="P40"/>
          </table:table-cell>
        </table:table-row>
        <table:table-row>
          <table:table-cell table:style-name="Tableau1.A1" office:value-type="string">
            <text:p text:style-name="P69">Qualification des agents – Maintien des compétences</text:p>
          </table:table-cell>
          <table:table-cell table:style-name="Tableau1.A1" office:value-type="string">
            <text:p text:style-name="P64">Qualification des agents</text:p>
            <text:p text:style-name="P58">Au préalable, l’agent doit être au minimum qualifié « chargé d’essai » pour l’essai en compression sur béton durci. Alors, seules les étapes n°<text:span text:style-name="T120">5</text:span> et <text:span text:style-name="T120">7</text:span> ci-dessus sont soumises à qualification.</text:p>
            <text:p text:style-name="Standard">Chaque nouvel agent de l'unité est pris en charge par le Responsable d'Essai, qui l'accompagne dans l'apprentissage de <text:span text:style-name="T103">ces étapes</text:span>. Ce nouvel agent réalisera <text:span text:style-name="T68">au moins une fois ces 2 étapes</text:span> en présence du RE, avec signature des feuilles d'essais par les deux agents.</text:p>
            <text:p text:style-name="Standard">Une fois que le RE juge le nouvel agent apte à réaliser les essais, il propose sa qualification au Directeur du DLCF.</text:p>
            <text:p text:style-name="Standard"/>
            <text:p text:style-name="P64">Maintien des compétences</text:p>
            <text:p text:style-name="P59">Les compétences de R<text:span text:style-name="T68">E</text:span> et de CE sont considérées maintenues par la réalisation <text:span text:style-name="T103">des étapes n°5 et 7 au moins une fois par an.</text:span></text:p>
            <text:p text:style-name="P57"/>
          </table:table-cell>
        </table:table-row>
        <table:table-row>
          <table:table-cell table:style-name="Tableau1.A1" office:value-type="string">
            <text:p text:style-name="P69">Conservation des <text:span text:style-name="T126">corps d’épreuves</text:span> <text:span text:style-name="T126">après </text:span>essai</text:p>
          </table:table-cell>
          <table:table-cell table:style-name="Tableau1.A1" office:value-type="string">
            <text:p text:style-name="P81"><text:span text:style-name="T105">L’</text:span><text:span text:style-name="T107">essai étant destructif, l</text:span><text:span text:style-name="T105">es corps d’épreuves </text:span><text:span text:style-name="T109">ne</text:span><text:span text:style-name="T105"> sont </text:span><text:span text:style-name="T107">pas </text:span><text:span text:style-name="T105">conservés</text:span>, sauf demande spécifique du c<text:span text:style-name="T86">lient</text:span>.</text:p>
            <text:p text:style-name="Standard"/>
          </table:table-cell>
        </table:table-row>
        <table:table-row>
          <table:table-cell table:style-name="Tableau1.A1" office:value-type="string">
            <text:p text:style-name="P69">Incertitude d'essai</text:p>
          </table:table-cell>
          <table:table-cell table:style-name="Tableau1.A1" office:value-type="string">
            <text:p text:style-name="P77"><text:span text:style-name="T100">L’</text:span><text:span text:style-name="T99">incertitude d’essai est de </text:span><text:span text:style-name="T101">15</text:span><text:span text:style-name="T98">% (guide approche performantielle <text:s/>- LCPC 2010)</text:span></text:p>
          </table:table-cell>
        </table:table-row>
        <table:table-row>
          <table:table-cell table:style-name="Tableau1.A1" office:value-type="string">
            <text:p text:style-name="P69">Locaux, Matériels et Logiciels</text:p>
          </table:table-cell>
          <table:table-cell table:style-name="Tableau1.A1" office:value-type="string">
            <text:p text:style-name="P76"><text:span text:style-name="T69">Salle d’e</text:span><text:span text:style-name="T70">ssai </text:span><text:span text:style-name="T69">(E2</text:span><text:span text:style-name="T71">3</text:span><text:span text:style-name="T69">)</text:span></text:p>
            <text:p text:style-name="P64">Matériels</text:p>
            <text:p text:style-name="Standard">Liste des matériels pouvant influencer le résultat d<text:span text:style-name="T85">e l’essai :</text:span></text:p>
            <text:p text:style-name="Standard"/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>
                <table:table-cell table:style-name="Tableau5.A1" office:value-type="string">
                  <text:p text:style-name="P4">Référence</text:p>
                </table:table-cell>
                <table:table-cell table:style-name="Tableau5.A1" office:value-type="string">
                  <text:p text:style-name="P5">Désignation</text:p>
                </table:table-cell>
                <table:table-cell table:style-name="Tableau5.C1" office:value-type="string">
                  <text:p text:style-name="P5">Périodicité vérification</text:p>
                </table:table-cell>
              </table:table-row>
              <table:table-row>
                <table:table-cell table:style-name="Tableau5.A2" office:value-type="string">
                  <text:p text:style-name="P22">COA 054</text:p>
                </table:table-cell>
                <table:table-cell table:style-name="Tableau5.A2" office:value-type="string">
                  <text:p text:style-name="P21"><text:span text:style-name="T122">Enregistreur</text:span> de tension SEFRAM 8440 </text:p>
                </table:table-cell>
                <table:table-cell table:style-name="Tableau5.C2" office:value-type="string">
                  <text:p text:style-name="P24">1 an</text:p>
                </table:table-cell>
              </table:table-row>
              <table:table-row>
                <table:table-cell table:style-name="Tableau5.A2" office:value-type="string">
                  <text:p text:style-name="P25">SPOA 073</text:p>
                </table:table-cell>
                <table:table-cell table:style-name="Tableau5.A2" office:value-type="string">
                  <text:p text:style-name="P16">Thermomètre numérique</text:p>
                </table:table-cell>
                <table:table-cell table:style-name="Tableau5.C2" office:value-type="string">
                  <text:p text:style-name="P20">1 an</text:p>
                </table:table-cell>
              </table:table-row>
              <table:table-row>
                <table:table-cell table:style-name="Tableau5.A2" office:value-type="string">
                  <text:p text:style-name="P22">COA 053</text:p>
                </table:table-cell>
                <table:table-cell table:style-name="Tableau5.A2" office:value-type="string">
                  <text:p text:style-name="P19">Vacuomètre</text:p>
                </table:table-cell>
                <table:table-cell table:style-name="Tableau5.C2" office:value-type="string">
                  <text:p text:style-name="P10">1 an</text:p>
                </table:table-cell>
              </table:table-row>
              <table:table-row>
                <table:table-cell table:style-name="Tableau5.A2" office:value-type="string">
                  <text:p text:style-name="P18">COA 045</text:p>
                </table:table-cell>
                <table:table-cell table:style-name="Tableau5.A2" office:value-type="string">
                  <text:p text:style-name="P19">Pied à coulisse</text:p>
                </table:table-cell>
                <table:table-cell table:style-name="Tableau5.C2" office:value-type="string">
                  <text:p text:style-name="P17">1 an</text:p>
                </table:table-cell>
              </table:table-row>
              <table:table-row>
                <table:table-cell table:style-name="Tableau5.A2" office:value-type="string">
                  <text:p text:style-name="P16">COA 038</text:p>
                </table:table-cell>
                <table:table-cell table:style-name="Tableau5.A2" office:value-type="string">
                  <text:p text:style-name="P16">Piscines de conservation</text:p>
                </table:table-cell>
                <table:table-cell table:style-name="Tableau5.C2" office:value-type="string">
                  <text:p text:style-name="P20"><text:span text:style-name="T111">2</text:span> an<text:span text:style-name="T111">s</text:span></text:p>
                </table:table-cell>
              </table:table-row>
              <table:table-row>
                <table:table-cell table:style-name="Tableau5.A2" office:value-type="string">
                  <text:p text:style-name="P23">COA 0<text:span text:style-name="T132">06, 009 et 032</text:span></text:p>
                </table:table-cell>
                <table:table-cell table:style-name="Tableau5.A2" office:value-type="string">
                  <text:p text:style-name="P23">Balance<text:span text:style-name="T132">s</text:span></text:p>
                </table:table-cell>
                <table:table-cell table:style-name="Tableau5.C2" office:value-type="string">
                  <text:p text:style-name="P24">1 an</text:p>
                </table:table-cell>
              </table:table-row>
            </table:table>
            <text:p text:style-name="Standard"/>
            <text:p text:style-name="P64">Logiciel</text:p>
            <text:p text:style-name="P74">Le procès-verbal d'essai est édité à partir de <text:span text:style-name="T95">la </text:span>feuille de calcul <text:span text:style-name="T96">« essai DAPP », onglet « PV »</text:span>. <text:span text:style-name="T7">L</text:span><text:span text:style-name="T17">a validation initiale de la feuille de calcul a été réalisé</text:span><text:span text:style-name="T18">e</text:span><text:span text:style-name="T17"> le </text:span><text:span text:style-name="T18">6/7/18</text:span><text:span text:style-name="T17">.</text:span></text:p>
            <text:p text:style-name="P57"/>
          </table:table-cell>
        </table:table-row>
        <text:soft-page-break/>
        <table:table-row>
          <table:table-cell table:style-name="Tableau1.A1" office:value-type="string">
            <text:p text:style-name="P69">Archivage</text:p>
          </table:table-cell>
          <table:table-cell table:style-name="Tableau1.A1" office:value-type="string">
            <text:p text:style-name="P64">Archivage « informatique »</text:p>
            <text:p text:style-name="Standard">L<text:span text:style-name="T95">es feuilles de calcul et les</text:span> procès-verbaux <text:span text:style-name="T9">scannés</text:span> sont archivés sous le serveur SANCY du DLCF, pour une durée minimale de <text:span text:style-name="T87">10</text:span> ans.</text:p>
            <text:p text:style-name="P57"/>
          </table:table-cell>
        </table:table-row>
        <table:table-row>
          <table:table-cell table:style-name="Tableau1.A1" office:value-type="string">
            <text:p text:style-name="P69">Suivi des normes relatives aux essais accrédités</text:p>
          </table:table-cell>
          <table:table-cell table:style-name="Tableau1.A1" office:value-type="string">
            <text:p text:style-name="Standard">Le suivi des normes d'essais sur béton frais et béton durci est assuré au niveau national par le correspondant sectoriel « essais béton » du réseau des LPC. Celui-ci informe les chefs d'UT COFRAC « béton » en cas de révision de ces normes.</text:p>
            <text:p text:style-name="Standard"/>
          </table:table-cell>
        </table:table-row>
        <table:table-row>
          <table:table-cell table:style-name="Tableau1.A1" office:value-type="string">
            <text:p text:style-name="P69">Gestion de la flexibilité de typ<text:span text:style-name="T133">e Flex01</text:span></text:p>
          </table:table-cell>
          <table:table-cell table:style-name="Tableau1.A1" office:value-type="string">
            <text:p text:style-name="Standard">En cas de révision de norme d'essai, la « fiche d'évolution d'un référentiel » <text:span text:style-name="T95">référencée</text:span> <text:span text:style-name="T1">R2.DLCF.DM.005</text:span> est renseignée par le RE.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table:number-columns-spanned="6" office:value-type="string">
            <text:p text:style-name="P1">Documents d'enregistr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Table_20_Contents">Identification</text:p>
          </table:table-cell>
          <table:table-cell table:style-name="Tableau4.A2" office:value-type="string">
            <text:p text:style-name="Table_20_Contents">Modèle / version</text:p>
          </table:table-cell>
          <table:table-cell table:style-name="Tableau4.A2" office:value-type="string">
            <text:p text:style-name="Table_20_Contents">Stockage</text:p>
          </table:table-cell>
          <table:table-cell table:style-name="Tableau4.A2" office:value-type="string">
            <text:p text:style-name="Table_20_Contents">Accessibilité</text:p>
          </table:table-cell>
          <table:table-cell table:style-name="Tableau4.A2" office:value-type="string">
            <text:p text:style-name="Table_20_Contents">Conservation </text:p>
          </table:table-cell>
          <table:table-cell table:style-name="Tableau4.F2" office:value-type="string">
            <text:p text:style-name="Table_20_Contents">Élimination </text:p>
          </table:table-cell>
        </table:table-row>
        <table:table-row>
          <table:table-cell table:style-name="Tableau4.A2" office:value-type="string">
            <text:p text:style-name="Table_20_Contents">Annexe Spécifique Cofrac au Plan Qualité du DLCF</text:p>
          </table:table-cell>
          <table:table-cell table:style-name="Tableau4.A2" office:value-type="string">
            <text:p text:style-name="Table_20_Contents">R2.DLCF.P.001 en cours de validité</text:p>
          </table:table-cell>
          <table:table-cell table:style-name="Tableau4.A2" office:value-type="string">
            <text:p text:style-name="Table_20_Contents">GEDOQ</text:p>
          </table:table-cell>
          <table:table-cell table:style-name="Tableau4.A2" office:value-type="string">
            <text:p text:style-name="Table_20_Contents">Agents SOA programme 3</text:p>
          </table:table-cell>
          <table:table-cell table:style-name="Tableau4.A2" office:value-type="string">
            <text:p text:style-name="Table_20_Contents">5 ans</text:p>
          </table:table-cell>
          <table:table-cell table:style-name="Tableau4.F2" office:value-type="string">
            <text:p text:style-name="Table_20_Contents">RQD</text:p>
          </table:table-cell>
        </table:table-row>
        <table:table-row>
          <table:table-cell table:style-name="Tableau4.A2" office:value-type="string">
            <text:p text:style-name="P15"><text:span text:style-name="T126">Dossier-</text:span>essai <text:span text:style-name="T121">DAPP</text:span></text:p>
          </table:table-cell>
          <table:table-cell table:style-name="Tableau4.A2" office:value-type="string">
            <text:p text:style-name="Table_20_Contents">En cours de validité</text:p>
          </table:table-cell>
          <table:table-cell table:style-name="Tableau4.A2" office:value-type="string">
            <text:p text:style-name="Table_20_Contents">- serveur SANCY du DLCF (PV)</text:p>
          </table:table-cell>
          <table:table-cell table:style-name="Tableau4.A2" office:value-type="string">
            <text:p text:style-name="Table_20_Contents">Agents SOA programme 3</text:p>
          </table:table-cell>
          <table:table-cell table:style-name="Tableau4.A2" office:value-type="string">
            <text:p text:style-name="Table_20_Contents">10 ans</text:p>
          </table:table-cell>
          <table:table-cell table:style-name="Tableau4.F2" office:value-type="string">
            <text:p text:style-name="Table_20_Contents">Chef d'UT </text:p>
          </table:table-cell>
        </table:table-row>
      </table:table>
      <text:p text:style-name="Standard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3" svg:font-family="Arial" style:font-family-generic="swiss"/>
    <style:font-face style:name="Arial2" svg:font-family="Arial" style:font-adornments="Normal" style:font-family-generic="swiss"/>
    <style:font-face style:name="Liberation Sans5" svg:font-family="'Liberation Sans'" style:font-family-generic="swiss"/>
    <style:font-face style:name="Liberation Sans4" svg:font-family="'Liberation Sans'" style:font-adornments="Normal" style:font-family-generic="swiss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3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1" fo:font-family="Arial" style:font-style-name="Gras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 style:parent-style-name="Texte_20_Fragment" style:list-style-name="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fo:color="#000000" style:font-name="Liberation Serif" fo:font-family="'Liberation Serif'" style:font-style-name="Normal" style:font-family-generic="roman" style:font-pitch="variable" fo:font-size="10pt" fo:language="fr" fo:country="FR" fo:font-weight="normal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99ccff"/>
      <style:paragraph-properties fo:margin-left="-0.101cm" fo:margin-right="0cm" fo:margin-top="0.12cm" fo:margin-bottom="0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Liberation Sans2" fo:font-family="'Liberation Sans'" style:font-style-name="Gras" style:font-family-generic="swiss" style:font-pitch="variable" fo:font-size="11pt" fo:font-weight="bold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loext:graphic-properties draw:fill="none" draw:fill-color="#99ccff"/>
      <style:paragraph-properties fo:margin-left="0cm" fo:margin-right="0cm" fo:margin-top="0.22cm" fo:margin-bottom="0.21cm" loext:contextual-spacing="false" fo:orphans="0" fo:widows="0" fo:text-indent="0cm" style:auto-text-indent="false" style:page-number="auto" fo:break-before="page" fo:background-color="transparent" style:shadow="none" fo:keep-with-next="auto">
        <style:tab-stops/>
      </style:paragraph-properties>
      <style:text-properties style:font-name="Liberation Sans2" fo:font-family="'Liberation Sans'" style:font-style-name="Gras" style:font-family-generic="swiss" style:font-pitch="variable" fo:font-size="20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99ccff"/>
      <style:paragraph-properties fo:margin-left="0cm" fo:margin-right="0cm" fo:margin-top="0.21cm" fo:margin-bottom="0.31cm" loext:contextual-spacing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4c4c4c" style:font-name="Liberation Sans2" fo:font-family="'Liberation Sans'" style:font-style-name="Gras" style:font-family-generic="swiss" style:font-pitch="variable" fo:font-size="16pt" fo:font-style="normal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loext:graphic-properties draw:fill="none" draw:fill-color="#99ccff"/>
      <style:paragraph-properties fo:margin-left="0cm" fo:margin-right="0cm" fo:margin-top="0.12cm" fo:margin-bottom="0cm" loext:contextual-spacing="false" fo:text-align="end" style:justify-single-word="false" fo:orphans="0" fo:widows="0" fo:text-indent="0cm" style:auto-text-indent="false" style:page-number="auto" fo:background-color="transparent" style:shadow="none" fo:keep-with-next="always">
        <style:tab-stops/>
      </style:paragraph-properties>
      <style:text-properties fo:color="#355e00" style:font-name="Liberation Sans3" fo:font-family="'Liberation Sans'" style:font-style-name="Italique gras" style:font-family-generic="swiss" style:font-pitch="variable" fo:font-size="10pt" fo:font-style="italic" fo:font-weight="bold" style:font-weight-asian="bold"/>
    </style:style>
    <style:style style:name="Titre_20_2_20__28_suite_29_" style:display-name="Titre 2 (suite)" style:family="paragraph" style:parent-style-name="Heading_20_2" style:next-style-name="Texte_20_Fragment" style:default-outline-level="" style:master-page-name="">
      <style:paragraph-properties fo:margin-top="0.21cm" fo:margin-bottom="0.101cm" loext:contextual-spacing="false" style:page-number="auto" fo:break-before="page" fo:keep-with-next="auto"/>
      <style:text-properties fo:color="#666666" fo:font-size="16pt" fo:font-weight="bold"/>
    </style:style>
    <style:style style:name="Titre_20_3_20__28_suite_29_" style:display-name="Titre 3 (suite)" style:family="paragraph" style:parent-style-name="Heading_20_3" style:next-style-name="Text_20_body" style:default-outline-level="" style:class="text">
      <style:paragraph-properties fo:margin-left="-0.101cm" fo:margin-right="0cm" fo:text-indent="0cm" style:auto-text-indent="false"/>
      <style:text-properties fo:color="#808080" fo:font-size="11pt" fo:font-style="normal" fo:font-weight="bold"/>
    </style:style>
    <style:style style:name="Picto" style:family="paragraph">
      <style:paragraph-properties fo:margin-left="0cm" fo:margin-right="0cm" fo:text-indent="0cm" style:auto-text-indent="false"/>
    </style:style>
    <style:style style:name="Index_20_tableau" style:display-name="Index tableau" style:family="paragraph" style:parent-style-name="Standard">
      <style:paragraph-properties fo:margin-left="0.101cm" fo:margin-right="0.199cm" fo:margin-top="0.106cm" fo:margin-bottom="0cm" loext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Heading_20_1" style:class="index" style:master-page-name="">
      <style:paragraph-properties fo:margin-left="0cm" fo:margin-right="0cm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  <style:text-properties fo:font-size="75%"/>
    </style:style>
    <style:style style:name="Contents_20_2" style:display-name="Contents 2" style:family="paragraph" style:parent-style-name="Heading_20_2" style:class="index" style:master-page-name="">
      <style:paragraph-properties fo:margin-left="0.6cm" fo:margin-right="0cm" fo:margin-top="0.21cm" fo:margin-bottom="0.21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75%"/>
    </style:style>
    <style:style style:name="Contents_20_3" style:display-name="Contents 3" style:family="paragraph" style:parent-style-name="Heading_20_3" style:class="index">
      <style:paragraph-properties fo:margin-left="1.1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0%"/>
    </style:style>
    <style:style style:name="Contents_20_4" style:display-name="Contents 4" style:family="paragraph" style:parent-style-name="Heading_20_4" style:class="index">
      <style:paragraph-properties fo:margin-left="1.7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0%"/>
    </style:style>
    <style:style style:name="Liste_20_Niveau1_20_MRS" style:display-name="Liste Niveau1 MRS" style:family="paragraph" style:parent-style-name="Texte_20_Fragment" style:list-style-name="List_20_1" style:class="list" style:master-page-name="">
      <style:paragraph-properties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e_20_Niveau2_20_MRS" style:display-name="Liste Niveau2 MRS" style:family="paragraph" style:parent-style-name="Liste_20_Niveau1_20_MRS" style:list-style-name="List_20_2">
      <style:paragraph-properties fo:margin-top="0.03cm" fo:margin-bottom="0cm" loext:contextual-spacing="false"/>
    </style:style>
    <style:style style:name="Separateur" style:family="paragraph">
      <style:text-properties style:font-name="Liberation Sans" fo:font-family="'Liberation Sans'" style:font-style-name="Normal" style:font-family-generic="swiss" style:font-pitch="variable" fo:font-size="6pt"/>
    </style:style>
    <style:style style:name="Legende" style:family="paragraph" style:parent-style-name="Num_20_Tableau" style:list-style-name="">
      <style:paragraph-properties fo:margin-left="0cm" fo:margin-right="0cm" fo:text-indent="0cm" style:auto-text-indent="false" style:snap-to-layout-grid="false"/>
      <style:text-properties style:font-name="Liberation Sans1" fo:font-family="'Liberation Sans'" style:font-family-generic="swiss" style:font-pitch="variable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StarSymbol"/>
      </text:list-level-style-bullet>
      <text:list-level-style-bullet text:level="10" text:style-name="Bullet_20_Symbols" text:bullet-char="‒">
        <style:list-level-properties text:list-level-position-and-space-mode="label-alignment">
          <style:list-level-label-alignment text:label-followed-by="listtab" text:list-tab-stop-position="0.065cm" fo:text-indent="-0.501cm" fo:margin-left="0.065cm"/>
        </style:list-level-properties>
        <style:text-properties style:font-name="Arial2"/>
      </text:list-level-style-bullet>
    </text:list-style>
    <text:list-style style:name="List_20_2" style:display-name="List 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fo:break-before="page" table:align="left"/>
    </style:style>
    <style:style style:name="Tableau2.A" style:family="table-column">
      <style:table-column-properties style:column-width="2.704cm" style:rel-column-width="1533*"/>
    </style:style>
    <style:style style:name="Tableau2.B" style:family="table-column">
      <style:table-column-properties style:column-width="9.32cm" style:rel-column-width="5284*"/>
    </style:style>
    <style:style style:name="Tableau2.C" style:family="table-column">
      <style:table-column-properties style:column-width="4.976cm" style:rel-column-width="2821*"/>
    </style:style>
    <style:style style:name="Tableau2.1" style:family="table-row">
      <style:table-row-properties style:min-row-height="3.20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officeooo:rsid="004ae98b" officeooo:paragraph-rsid="004ae98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officeooo:paragraph-rsid="004ae98b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 style:parent-style-name="Table_20_Contents">
      <style:text-properties officeooo:rsid="004ae98b" officeooo:paragraph-rsid="004ae98b"/>
    </style:style>
    <style:style style:name="MP7" style:family="paragraph" style:parent-style-name="Table_20_Contents">
      <style:text-properties officeooo:rsid="004ae98b" officeooo:paragraph-rsid="004ae98b" fo:background-color="transparent"/>
    </style:style>
    <style:style style:name="MP8" style:family="paragraph" style:parent-style-name="Header">
      <style:text-properties fo:font-size="6pt" style:font-size-asian="6pt" style:font-size-complex="6pt"/>
    </style:style>
    <style:style style:name="MP9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4ae98b"/>
    </style:style>
    <style:style style:name="MT2" style:family="text">
      <style:text-properties officeooo:rsid="004d83dd"/>
    </style:style>
    <style:style style:name="MT3" style:family="text">
      <style:text-properties officeooo:rsid="0088095e"/>
    </style:style>
    <style:style style:name="MT4" style:family="text">
      <style:text-properties officeooo:rsid="0034bd5f"/>
    </style:style>
    <style:style style:name="MT5" style:family="text">
      <style:text-properties officeooo:rsid="00863824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CEREMA</text:p>
              <text:p text:style-name="MP2"><text:span text:style-name="MT1">Centre-Est</text:span><text:line-break/><text:line-break/>DLCF</text:p>
            </table:table-cell>
            <table:table-cell table:style-name="Tableau2.A1" office:value-type="string">
              <text:p text:style-name="MP3">Instruction</text:p>
              <text:p text:style-name="MP4">relative à l'essai <text:span text:style-name="MT2">accéléré de migration des ions chlorures en régime non-stationnaire</text:span></text:p>
              <text:p text:style-name="MP5">Unité SOA</text:p>
            </table:table-cell>
            <table:table-cell table:style-name="Tableau2.C1" office:value-type="string">
              <text:p text:style-name="Table_20_Contents">Réf. : <text:span text:style-name="MT3">R2</text:span>.DLCF.<text:span text:style-name="MT4">I</text:span>.<text:span text:style-name="MT3">040</text:span></text:p>
              <text:p text:style-name="MP6">Création</text:p>
              <text:p text:style-name="MP7">date : <text:span text:style-name="MT5">05/09/2018</text:span></text:p>
            </table:table-cell>
          </table:table-row>
        </table:table>
        <text:p text:style-name="MP8"/>
      </style:header>
      <style:footer>
        <text:p text:style-name="MP9"><text:file-name text:display="name">instruction_COFRAC_essai_de_migration_des_chlorures_en_regime_non_stationnaire_V05_09_2018</text:file-name>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09-07T16:26:53.568000000</meta:creation-date>
    <meta:editing-cycles>8</meta:editing-cycles>
    <meta:editing-duration>PT6M40S</meta:editing-duration>
    <dc:date>2019-06-03T16:43:03.509000000</dc:date>
    <dc:creator>Alexandre CUER</dc:creator>
    <meta:document-statistic meta:table-count="4" meta:image-count="0" meta:object-count="2" meta:page-count="7" meta:paragraph-count="179" meta:word-count="1716" meta:character-count="10096" meta:non-whitespace-character-count="85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fo:font-size="12pt" fo:text-shadow="none" style:text-underline-style="none" fo:font-weight="normal" style:text-underline-mode="continuous" style:text-ov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26% 58%" fo:font-size="12pt" fo:language="fr" fo:country="FR" fo:font-style="normal" style:letter-kerning="true" style:font-name-asian="Mangal" style:language-asian="hi" style:country-asian="IN" style:font-style-asian="normal" style:font-size-complex="11pt" style:font-style-complex="normal"/>
    </style:style>
    <style:style style:name="T3" style:family="text">
      <style:text-properties fo:font-size="12pt" fo:language="fr" fo:country="FR" fo:font-style="normal" style:letter-kerning="true" style:font-name-asian="Mangal" style:language-asian="hi" style:country-asian="IN" style:font-style-asian="normal" style:font-size-complex="11pt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2" table:default-cell-style-name="ce5"/>
        <table:table-row table:style-name="ro1">
          <table:table-cell table:style-name="ce1" office:value-type="string" calcext:value-type="string" table:number-columns-spanned="4" table:number-rows-spanned="1">
            <text:p>Préparation de la solution amont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Eau</text:p>
          </table:table-cell>
          <table:table-cell table:style-name="ce6" office:value-type="string" calcext:value-type="string">
            <text:p>NaCl</text:p>
          </table:table-cell>
          <table:table-cell table:style-name="ce6" office:value-type="string" calcext:value-type="string">
            <text:p>NaOH</text:p>
          </table:table-cell>
        </table:table-row>
        <table:table-row table:style-name="ro3">
          <table:table-cell office:value-type="string" calcext:value-type="string">
            <text:p><text:span text:style-name="T1">[NaCl 0,5 mol.l</text:span><text:span text:style-name="T2">-1</text:span><text:span text:style-name="T1"> + NaOH 0,1 mol.l</text:span><text:span text:style-name="T2">-1</text:span><text:span text:style-name="T3">]</text:span></text:p>
          </table:table-cell>
          <table:table-cell office:value-type="string" calcext:value-type="string">
            <text:p>2 Kg</text:p>
          </table:table-cell>
          <table:table-cell office:value-type="string" calcext:value-type="string">
            <text:p>58 g</text:p>
          </table:table-cell>
          <table:table-cell office:value-type="string" calcext:value-type="string">
            <text:p>8 g</text:p>
          </table:table-cell>
        </table:table-row>
        <table:table-row table:style-name="ro3">
          <table:table-cell office:value-type="string" calcext:value-type="string">
            <text:p><text:span text:style-name="T1">[NaCl 1 mol.l</text:span><text:span text:style-name="T2">-1</text:span><text:span text:style-name="T1"> + NaOH 0,1 mol.l</text:span><text:span text:style-name="T2">-1</text:span><text:span text:style-name="T3">]</text:span></text:p>
          </table:table-cell>
          <table:table-cell office:value-type="string" calcext:value-type="string">
            <text:p>2 Kg</text:p>
          </table:table-cell>
          <table:table-cell office:value-type="string" calcext:value-type="string">
            <text:p>116 g</text:p>
          </table:table-cell>
          <table:table-cell office:value-type="string" calcext:value-type="string">
            <text:p>8 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0000-00-00T11:08:53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fo:font-size="12pt" fo:text-shadow="none" style:text-underline-style="none" fo:font-weight="normal" style:text-underline-mode="continuous" style:text-ov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Préparation de la solution aval</text:p>
          </table:table-cell>
          <table:covered-table-cell table:number-columns-repeated="2" table:style-name="ce4"/>
        </table:table-row>
        <table:table-row table:style-name="ro2">
          <table:table-cell table:style-name="ce2" office:value-type="string" calcext:value-type="string">
            <text:p>Solution</text:p>
          </table:table-cell>
          <table:table-cell table:style-name="ce2" office:value-type="string" calcext:value-type="string">
            <text:p>Eau</text:p>
          </table:table-cell>
          <table:table-cell table:style-name="ce6" office:value-type="string" calcext:value-type="string">
            <text:p>NaOH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[NaOH 0,1 mol.l-1] </text:p>
          </table:table-cell>
          <table:table-cell office:value-type="string" calcext:value-type="string">
            <text:p>5 Kg</text:p>
          </table:table-cell>
          <table:table-cell office:value-type="string" calcext:value-type="string">
            <text:p>20 g</text:p>
          </table:table-cell>
        </table:table-row>
        <table:table-row table:style-name="ro1">
          <table:covered-table-cell/>
          <table:table-cell office:value-type="string" calcext:value-type="string">
            <text:p>10 Kg</text:p>
          </table:table-cell>
          <table:table-cell office:value-type="string" calcext:value-type="string">
            <text:p>40 g</text:p>
          </table:table-cell>
        </table:table-row>
        <table:table-row table:style-name="ro1">
          <table:covered-table-cell/>
          <table:table-cell office:value-type="string" calcext:value-type="string">
            <text:p>15 Kg</text:p>
          </table:table-cell>
          <table:table-cell office:value-type="string" calcext:value-type="string">
            <text:p>60 g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0000-00-00T11:09:28.2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